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1" style:family="table">
      <style:table-properties style:width="27.7cm" fo:break-before="page" table:align="margins" fo:background-color="transparent">
        <style:background-image/>
      </style:table-properties>
    </style:style>
    <style:style style:name="Táboa1.A" style:family="table-column">
      <style:table-column-properties style:column-width="27.7cm" style:rel-column-width="65535*"/>
    </style:style>
    <style:style style:name="Tábo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1.2" style:family="table-row">
      <style:table-row-properties style:min-row-height="5.5cm"/>
    </style:style>
    <style:style style:name="Tábo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2" style:family="table">
      <style:table-properties style:width="27.7cm" table:align="margins" fo:background-color="transparent">
        <style:background-image/>
      </style:table-properties>
    </style:style>
    <style:style style:name="Táboa2.A" style:family="table-column">
      <style:table-column-properties style:column-width="2.565cm" style:rel-column-width="6067*"/>
    </style:style>
    <style:style style:name="Táboa2.B" style:family="table-column">
      <style:table-column-properties style:column-width="3.935cm" style:rel-column-width="9310*"/>
    </style:style>
    <style:style style:name="Táboa2.C" style:family="table-column">
      <style:table-column-properties style:column-width="2.695cm" style:rel-column-width="6376*"/>
    </style:style>
    <style:style style:name="Táboa2.D" style:family="table-column">
      <style:table-column-properties style:column-width="2.598cm" style:rel-column-width="6147*"/>
    </style:style>
    <style:style style:name="Táboa2.E" style:family="table-column">
      <style:table-column-properties style:column-width="0.397cm" style:rel-column-width="938*"/>
    </style:style>
    <style:style style:name="Táboa2.F" style:family="table-column">
      <style:table-column-properties style:column-width="4.112cm" style:rel-column-width="9727*"/>
    </style:style>
    <style:style style:name="Táboa2.G" style:family="table-column">
      <style:table-column-properties style:column-width="7.396cm" style:rel-column-width="17497*"/>
    </style:style>
    <style:style style:name="Táboa2.H" style:family="table-column">
      <style:table-column-properties style:column-width="4.004cm" style:rel-column-width="9473*"/>
    </style:style>
    <style:style style:name="Táboa2.1" style:family="table-row">
      <style:table-row-properties fo:background-color="transparent">
        <style:background-image/>
      </style:table-row-properties>
    </style:style>
    <style:style style:name="Tábo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2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2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2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3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4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27.7cm" table:align="margins" fo:background-color="transparent" table:border-model="separating">
        <style:background-image/>
      </style:table-properties>
    </style:style>
    <style:style style:name="Tabla4.A" style:family="table-column">
      <style:table-column-properties style:column-width="2.085cm" style:rel-column-width="4932*"/>
    </style:style>
    <style:style style:name="Tabla4.B" style:family="table-column">
      <style:table-column-properties style:column-width="2.311cm" style:rel-column-width="5466*"/>
    </style:style>
    <style:style style:name="Tabla4.C" style:family="table-column">
      <style:table-column-properties style:column-width="2.104cm" style:rel-column-width="4978*"/>
    </style:style>
    <style:style style:name="Tabla4.D" style:family="table-column">
      <style:table-column-properties style:column-width="0.397cm" style:rel-column-width="938*"/>
    </style:style>
    <style:style style:name="Tabla4.E" style:family="table-column">
      <style:table-column-properties style:column-width="3.992cm" style:rel-column-width="9443*"/>
    </style:style>
    <style:style style:name="Tabla4.F" style:family="table-column">
      <style:table-column-properties style:column-width="3.177cm" style:rel-column-width="7515*"/>
    </style:style>
    <style:style style:name="Tabla4.G" style:family="table-column">
      <style:table-column-properties style:column-width="2.895cm" style:rel-column-width="6848*"/>
    </style:style>
    <style:style style:name="Tabla4.H" style:family="table-column">
      <style:table-column-properties style:column-width="2.173cm" style:rel-column-width="5141*"/>
    </style:style>
    <style:style style:name="Tabla4.I" style:family="table-column">
      <style:table-column-properties style:column-width="3.073cm" style:rel-column-width="7269*"/>
    </style:style>
    <style:style style:name="Tabla4.J" style:family="table-column">
      <style:table-column-properties style:column-width="2.387cm" style:rel-column-width="5646*"/>
    </style:style>
    <style:style style:name="Tabla4.K" style:family="table-column">
      <style:table-column-properties style:column-width="3.11cm" style:rel-column-width="7359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4.J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4.H2" style:family="table-cell">
      <style:table-cell-properties style:vertical-align="middle" fo:background-color="#dee6ef" fo:padding="0.097cm" fo:border-left="1pt solid #000000" fo:border-right="none" fo:border-top="none" fo:border-bottom="0.75pt solid #000000">
        <style:background-image/>
      </style:table-cell-properties>
    </style:style>
    <style:style style:name="Tabla4.K2" style:family="table-cell">
      <style:table-cell-properties style:vertical-align="middle" fo:background-color="#dee6ef" fo:padding="0.097cm" fo:border-left="1pt solid #000000" fo:border-right="1pt solid #000000" fo:border-top="none" fo:border-bottom="0.75pt solid #000000">
        <style:background-image/>
      </style:table-cell-properties>
    </style:style>
    <style:style style:name="Tab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3" style:family="table-cell">
      <style:table-cell-properties style:vertical-align="middle" fo:padding="0.097cm" fo:border-left="none" fo:border-right="none" fo:border-top="none" fo:border-bottom="0.05pt solid #000000"/>
    </style:style>
    <style:style style:name="Tabla4.E3" style:family="table-cell">
      <style:table-cell-properties style:vertical-align="middle" fo:padding="0.097cm" fo:border-left="none" fo:border-right="none" fo:border-top="none" fo:border-bottom="0.05pt solid #000000"/>
    </style:style>
    <style:style style:name="Tabla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4" style:family="table-cell">
      <style:table-cell-properties style:vertical-align="middle" fo:padding="0.097cm" fo:border-left="none" fo:border-right="none" fo:border-top="none" fo:border-bottom="0.05pt solid #000000"/>
    </style:style>
    <style:style style:name="Tabla4.E4" style:family="table-cell">
      <style:table-cell-properties style:vertical-align="middle" fo:padding="0.097cm" fo:border-left="none" fo:border-right="none" fo:border-top="none" fo:border-bottom="0.05pt solid #000000"/>
    </style:style>
    <style:style style:name="Tabla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5" style:family="table-cell">
      <style:table-cell-properties style:vertical-align="middle" fo:padding="0.097cm" fo:border-left="none" fo:border-right="none" fo:border-top="none" fo:border-bottom="0.05pt solid #000000"/>
    </style:style>
    <style:style style:name="Tabla4.E5" style:family="table-cell">
      <style:table-cell-properties style:vertical-align="middle" fo:padding="0.097cm" fo:border-left="none" fo:border-right="none" fo:border-top="none" fo:border-bottom="0.05pt solid #000000"/>
    </style:style>
    <style:style style:name="Tabla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4" style:family="table">
      <style:table-properties style:width="27.7cm" table:align="margins" fo:background-color="transparent">
        <style:background-image/>
      </style:table-properties>
    </style:style>
    <style:style style:name="Táboa4.A" style:family="table-column">
      <style:table-column-properties style:column-width="27.7cm" style:rel-column-width="65535*"/>
    </style:style>
    <style:style style:name="Táboa4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4.2" style:family="table-row">
      <style:table-row-properties style:min-row-height="5.353cm"/>
    </style:style>
    <style:style style:name="Táboa4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3" style:family="table">
      <style:table-properties style:width="27.7cm" table:align="margins" fo:background-color="transparent">
        <style:background-image/>
      </style:table-properties>
    </style:style>
    <style:style style:name="Táboa3.A" style:family="table-column">
      <style:table-column-properties style:column-width="2.402cm" style:rel-column-width="5683*"/>
    </style:style>
    <style:style style:name="Táboa3.B" style:family="table-column">
      <style:table-column-properties style:column-width="2.706cm" style:rel-column-width="6401*"/>
    </style:style>
    <style:style style:name="Táboa3.D" style:family="table-column">
      <style:table-column-properties style:column-width="1.993cm" style:rel-column-width="4715*"/>
    </style:style>
    <style:style style:name="Táboa3.E" style:family="table-column">
      <style:table-column-properties style:column-width="0.489cm" style:rel-column-width="1155*"/>
    </style:style>
    <style:style style:name="Táboa3.F" style:family="table-column">
      <style:table-column-properties style:column-width="3.702cm" style:rel-column-width="8759*"/>
    </style:style>
    <style:style style:name="Táboa3.G" style:family="table-column">
      <style:table-column-properties style:column-width="6.706cm" style:rel-column-width="15866*"/>
    </style:style>
    <style:style style:name="Táboa3.H" style:family="table-column">
      <style:table-column-properties style:column-width="3.207cm" style:rel-column-width="7586*"/>
    </style:style>
    <style:style style:name="Táboa3.I" style:family="table-column">
      <style:table-column-properties style:column-width="4.094cm" style:rel-column-width="9687*"/>
    </style:style>
    <style:style style:name="Táboa3.1" style:family="table-row">
      <style:table-row-properties fo:background-color="transparent">
        <style:background-image/>
      </style:table-row-properties>
    </style:style>
    <style:style style:name="Tábo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3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3.H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3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ábo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3.F3" style:family="table-cell">
      <style:table-cell-properties style:vertical-align="middle" fo:padding="0.097cm" fo:border-left="none" fo:border-right="none" fo:border-top="none" fo:border-bottom="0.05pt solid #000000"/>
    </style:style>
    <style:style style:name="Táboa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3.F4" style:family="table-cell">
      <style:table-cell-properties style:vertical-align="middle" fo:padding="0.097cm" fo:border-left="none" fo:border-right="none" fo:border-top="none" fo:border-bottom="0.05pt solid #000000"/>
    </style:style>
    <style:style style:name="Táboa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5" style:family="table-cell">
      <style:table-cell-properties style:vertical-align="middle" fo:padding="0.097cm" fo:border-left="none" fo:border-right="none" fo:border-top="none" fo:border-bottom="0.05pt solid #000000"/>
    </style:style>
    <style:style style:name="Táboa3.F5" style:family="table-cell">
      <style:table-cell-properties style:vertical-align="middle" fo:padding="0.097cm" fo:border-left="none" fo:border-right="none" fo:border-top="none" fo:border-bottom="0.05pt solid #000000"/>
    </style:style>
    <style:style style:name="Táboa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" style:family="table">
      <style:table-properties style:width="27.7cm" table:align="margins" fo:background-color="transparent">
        <style:background-image/>
      </style:table-properties>
    </style:style>
    <style:style style:name="Táboa6.A" style:family="table-column">
      <style:table-column-properties style:column-width="6.309cm" style:rel-column-width="14927*"/>
    </style:style>
    <style:style style:name="Táboa6.B" style:family="table-column">
      <style:table-column-properties style:column-width="1.603cm" style:rel-column-width="3793*"/>
    </style:style>
    <style:style style:name="Táboa6.C" style:family="table-column">
      <style:table-column-properties style:column-width="1.475cm" style:rel-column-width="3488*"/>
    </style:style>
    <style:style style:name="Táboa6.D" style:family="table-column">
      <style:table-column-properties style:column-width="2.115cm" style:rel-column-width="5003*"/>
    </style:style>
    <style:style style:name="Táboa6.E" style:family="table-column">
      <style:table-column-properties style:column-width="1.39cm" style:rel-column-width="3288*"/>
    </style:style>
    <style:style style:name="Táboa6.F" style:family="table-column">
      <style:table-column-properties style:column-width="14.81cm" style:rel-column-width="35036*"/>
    </style:style>
    <style:style style:name="Táboa6.1" style:family="table-row">
      <style:table-row-properties fo:background-color="transparent">
        <style:background-image/>
      </style:table-row-properties>
    </style:style>
    <style:style style:name="Táboa6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6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6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27.7cm" fo:break-before="page" table:align="margins" fo:background-color="transparent">
        <style:background-image/>
      </style:table-properties>
    </style:style>
    <style:style style:name="Tabla2.A" style:family="table-column">
      <style:table-column-properties style:column-width="27.7cm" style:rel-column-width="65535*"/>
    </style:style>
    <style:style style:name="Tabla2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2.2" style:family="table-row">
      <style:table-row-properties style:min-row-height="5.5cm"/>
    </style:style>
    <style:style style:name="Tabla2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3" style:family="table">
      <style:table-properties style:width="27.7cm" table:align="margins" fo:background-color="transparent">
        <style:background-image/>
      </style:table-properties>
    </style:style>
    <style:style style:name="Tabla3.A" style:family="table-column">
      <style:table-column-properties style:column-width="2.565cm" style:rel-column-width="6067*"/>
    </style:style>
    <style:style style:name="Tabla3.B" style:family="table-column">
      <style:table-column-properties style:column-width="3.935cm" style:rel-column-width="9310*"/>
    </style:style>
    <style:style style:name="Tabla3.C" style:family="table-column">
      <style:table-column-properties style:column-width="2.695cm" style:rel-column-width="6376*"/>
    </style:style>
    <style:style style:name="Tabla3.D" style:family="table-column">
      <style:table-column-properties style:column-width="2.598cm" style:rel-column-width="6147*"/>
    </style:style>
    <style:style style:name="Tabla3.E" style:family="table-column">
      <style:table-column-properties style:column-width="0.397cm" style:rel-column-width="938*"/>
    </style:style>
    <style:style style:name="Tabla3.F" style:family="table-column">
      <style:table-column-properties style:column-width="4.112cm" style:rel-column-width="9727*"/>
    </style:style>
    <style:style style:name="Tabla3.G" style:family="table-column">
      <style:table-column-properties style:column-width="7.396cm" style:rel-column-width="17497*"/>
    </style:style>
    <style:style style:name="Tabla3.H" style:family="table-column">
      <style:table-column-properties style:column-width="4.004cm" style:rel-column-width="9473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3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2" style:family="table-cell">
      <style:table-cell-properties style:vertical-align="middle" fo:padding="0.097cm" fo:border-left="none" fo:border-right="none" fo:border-top="none" fo:border-bottom="0.05pt solid #000000"/>
    </style:style>
    <style:style style:name="Tabla3.F2" style:family="table-cell">
      <style:table-cell-properties style:vertical-align="middle" fo:padding="0.097cm" fo:border-left="none" fo:border-right="none" fo:border-top="none" fo:border-bottom="0.05pt solid #000000"/>
    </style:style>
    <style:style style:name="Tabla3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3" style:family="table-cell">
      <style:table-cell-properties style:vertical-align="middle" fo:padding="0.097cm" fo:border-left="none" fo:border-right="none" fo:border-top="none" fo:border-bottom="0.05pt solid #000000"/>
    </style:style>
    <style:style style:name="Tabla3.F3" style:family="table-cell">
      <style:table-cell-properties style:vertical-align="middle" fo:padding="0.097cm" fo:border-left="none" fo:border-right="none" fo:border-top="none" fo:border-bottom="0.05pt solid #000000"/>
    </style:style>
    <style:style style:name="Tabla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4" style:family="table-cell">
      <style:table-cell-properties style:vertical-align="middle" fo:padding="0.097cm" fo:border-left="none" fo:border-right="none" fo:border-top="none" fo:border-bottom="0.05pt solid #000000"/>
    </style:style>
    <style:style style:name="Tabla3.F4" style:family="table-cell">
      <style:table-cell-properties style:vertical-align="middle" fo:padding="0.097cm" fo:border-left="none" fo:border-right="none" fo:border-top="none" fo:border-bottom="0.05pt solid #000000"/>
    </style:style>
    <style:style style:name="Tabla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27.7cm" table:align="margins" fo:background-color="transparent" table:border-model="separating">
        <style:background-image/>
      </style:table-properties>
    </style:style>
    <style:style style:name="Tabla5.A" style:family="table-column">
      <style:table-column-properties style:column-width="2.085cm" style:rel-column-width="4932*"/>
    </style:style>
    <style:style style:name="Tabla5.B" style:family="table-column">
      <style:table-column-properties style:column-width="2.311cm" style:rel-column-width="5466*"/>
    </style:style>
    <style:style style:name="Tabla5.C" style:family="table-column">
      <style:table-column-properties style:column-width="2.104cm" style:rel-column-width="4978*"/>
    </style:style>
    <style:style style:name="Tabla5.D" style:family="table-column">
      <style:table-column-properties style:column-width="0.397cm" style:rel-column-width="938*"/>
    </style:style>
    <style:style style:name="Tabla5.E" style:family="table-column">
      <style:table-column-properties style:column-width="3.992cm" style:rel-column-width="9443*"/>
    </style:style>
    <style:style style:name="Tabla5.F" style:family="table-column">
      <style:table-column-properties style:column-width="3.177cm" style:rel-column-width="7515*"/>
    </style:style>
    <style:style style:name="Tabla5.G" style:family="table-column">
      <style:table-column-properties style:column-width="2.895cm" style:rel-column-width="6848*"/>
    </style:style>
    <style:style style:name="Tabla5.H" style:family="table-column">
      <style:table-column-properties style:column-width="2.173cm" style:rel-column-width="5141*"/>
    </style:style>
    <style:style style:name="Tabla5.I" style:family="table-column">
      <style:table-column-properties style:column-width="3.073cm" style:rel-column-width="7269*"/>
    </style:style>
    <style:style style:name="Tabla5.J" style:family="table-column">
      <style:table-column-properties style:column-width="2.387cm" style:rel-column-width="5646*"/>
    </style:style>
    <style:style style:name="Tabla5.K" style:family="table-column">
      <style:table-column-properties style:column-width="3.11cm" style:rel-column-width="7359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5.J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5.H2" style:family="table-cell">
      <style:table-cell-properties style:vertical-align="middle" fo:background-color="#dee6ef" fo:padding="0.097cm" fo:border-left="1pt solid #000000" fo:border-right="none" fo:border-top="none" fo:border-bottom="0.75pt solid #000000">
        <style:background-image/>
      </style:table-cell-properties>
    </style:style>
    <style:style style:name="Tabla5.K2" style:family="table-cell">
      <style:table-cell-properties style:vertical-align="middle" fo:background-color="#dee6ef" fo:padding="0.097cm" fo:border-left="1pt solid #000000" fo:border-right="1pt solid #000000" fo:border-top="none" fo:border-bottom="0.75pt solid #000000">
        <style:background-image/>
      </style:table-cell-properties>
    </style:style>
    <style:style style:name="Tabla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3" style:family="table-cell">
      <style:table-cell-properties style:vertical-align="middle" fo:padding="0.097cm" fo:border-left="none" fo:border-right="none" fo:border-top="none" fo:border-bottom="0.05pt solid #000000"/>
    </style:style>
    <style:style style:name="Tabla5.E3" style:family="table-cell">
      <style:table-cell-properties style:vertical-align="middle" fo:padding="0.097cm" fo:border-left="none" fo:border-right="none" fo:border-top="none" fo:border-bottom="0.05pt solid #000000"/>
    </style:style>
    <style:style style:name="Tab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K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4" style:family="table-cell">
      <style:table-cell-properties style:vertical-align="middle" fo:padding="0.097cm" fo:border-left="none" fo:border-right="none" fo:border-top="none" fo:border-bottom="0.05pt solid #000000"/>
    </style:style>
    <style:style style:name="Tabla5.E4" style:family="table-cell">
      <style:table-cell-properties style:vertical-align="middle" fo:padding="0.097cm" fo:border-left="none" fo:border-right="none" fo:border-top="none" fo:border-bottom="0.05pt solid #000000"/>
    </style:style>
    <style:style style:name="Tabla5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K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5" style:family="table-cell">
      <style:table-cell-properties style:vertical-align="middle" fo:padding="0.097cm" fo:border-left="none" fo:border-right="none" fo:border-top="none" fo:border-bottom="0.05pt solid #000000"/>
    </style:style>
    <style:style style:name="Tabla5.E5" style:family="table-cell">
      <style:table-cell-properties style:vertical-align="middle" fo:padding="0.097cm" fo:border-left="none" fo:border-right="none" fo:border-top="none" fo:border-bottom="0.05pt solid #000000"/>
    </style:style>
    <style:style style:name="Tabla5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K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27.7cm" table:align="margins" fo:background-color="transparent">
        <style:background-image/>
      </style:table-properties>
    </style:style>
    <style:style style:name="Tabla6.A" style:family="table-column">
      <style:table-column-properties style:column-width="27.7cm" style:rel-column-width="65535*"/>
    </style:style>
    <style:style style:name="Tabla6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6.2" style:family="table-row">
      <style:table-row-properties style:min-row-height="5.353cm"/>
    </style:style>
    <style:style style:name="Tabla6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7" style:family="table">
      <style:table-properties style:width="27.7cm" table:align="margins" fo:background-color="transparent">
        <style:background-image/>
      </style:table-properties>
    </style:style>
    <style:style style:name="Tabla7.A" style:family="table-column">
      <style:table-column-properties style:column-width="2.402cm" style:rel-column-width="5683*"/>
    </style:style>
    <style:style style:name="Tabla7.B" style:family="table-column">
      <style:table-column-properties style:column-width="2.706cm" style:rel-column-width="6401*"/>
    </style:style>
    <style:style style:name="Tabla7.D" style:family="table-column">
      <style:table-column-properties style:column-width="1.993cm" style:rel-column-width="4715*"/>
    </style:style>
    <style:style style:name="Tabla7.E" style:family="table-column">
      <style:table-column-properties style:column-width="0.489cm" style:rel-column-width="1155*"/>
    </style:style>
    <style:style style:name="Tabla7.F" style:family="table-column">
      <style:table-column-properties style:column-width="3.702cm" style:rel-column-width="8759*"/>
    </style:style>
    <style:style style:name="Tabla7.G" style:family="table-column">
      <style:table-column-properties style:column-width="6.706cm" style:rel-column-width="15866*"/>
    </style:style>
    <style:style style:name="Tabla7.H" style:family="table-column">
      <style:table-column-properties style:column-width="3.207cm" style:rel-column-width="7586*"/>
    </style:style>
    <style:style style:name="Tabla7.I" style:family="table-column">
      <style:table-column-properties style:column-width="4.094cm" style:rel-column-width="9687*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7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7.H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7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E3" style:family="table-cell">
      <style:table-cell-properties style:vertical-align="middle" fo:padding="0.097cm" fo:border-left="none" fo:border-right="none" fo:border-top="none" fo:border-bottom="0.05pt solid #000000"/>
    </style:style>
    <style:style style:name="Tabla7.F3" style:family="table-cell">
      <style:table-cell-properties style:vertical-align="middle" fo:padding="0.097cm" fo:border-left="none" fo:border-right="none" fo:border-top="none" fo:border-bottom="0.05pt solid #000000"/>
    </style:style>
    <style:style style:name="Tabla7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E4" style:family="table-cell">
      <style:table-cell-properties style:vertical-align="middle" fo:padding="0.097cm" fo:border-left="none" fo:border-right="none" fo:border-top="none" fo:border-bottom="0.05pt solid #000000"/>
    </style:style>
    <style:style style:name="Tabla7.F4" style:family="table-cell">
      <style:table-cell-properties style:vertical-align="middle" fo:padding="0.097cm" fo:border-left="none" fo:border-right="none" fo:border-top="none" fo:border-bottom="0.05pt solid #000000"/>
    </style:style>
    <style:style style:name="Tabla7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E5" style:family="table-cell">
      <style:table-cell-properties style:vertical-align="middle" fo:padding="0.097cm" fo:border-left="none" fo:border-right="none" fo:border-top="none" fo:border-bottom="0.05pt solid #000000"/>
    </style:style>
    <style:style style:name="Tabla7.F5" style:family="table-cell">
      <style:table-cell-properties style:vertical-align="middle" fo:padding="0.097cm" fo:border-left="none" fo:border-right="none" fo:border-top="none" fo:border-bottom="0.05pt solid #000000"/>
    </style:style>
    <style:style style:name="Tabla7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27.7cm" table:align="margins" fo:background-color="transparent">
        <style:background-image/>
      </style:table-properties>
    </style:style>
    <style:style style:name="Tabla8.A" style:family="table-column">
      <style:table-column-properties style:column-width="6.309cm" style:rel-column-width="14927*"/>
    </style:style>
    <style:style style:name="Tabla8.B" style:family="table-column">
      <style:table-column-properties style:column-width="1.603cm" style:rel-column-width="3793*"/>
    </style:style>
    <style:style style:name="Tabla8.C" style:family="table-column">
      <style:table-column-properties style:column-width="1.475cm" style:rel-column-width="3488*"/>
    </style:style>
    <style:style style:name="Tabla8.D" style:family="table-column">
      <style:table-column-properties style:column-width="2.115cm" style:rel-column-width="5003*"/>
    </style:style>
    <style:style style:name="Tabla8.E" style:family="table-column">
      <style:table-column-properties style:column-width="1.39cm" style:rel-column-width="3288*"/>
    </style:style>
    <style:style style:name="Tabla8.F" style:family="table-column">
      <style:table-column-properties style:column-width="14.81cm" style:rel-column-width="35036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8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8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27.7cm" fo:break-before="page" table:align="margins" fo:background-color="transparent">
        <style:background-image/>
      </style:table-properties>
    </style:style>
    <style:style style:name="Tabla9.A" style:family="table-column">
      <style:table-column-properties style:column-width="27.7cm" style:rel-column-width="65535*"/>
    </style:style>
    <style:style style:name="Tabla9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9.2" style:family="table-row">
      <style:table-row-properties style:min-row-height="5.5cm"/>
    </style:style>
    <style:style style:name="Tabla9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0" style:family="table">
      <style:table-properties style:width="27.7cm" table:align="margins" fo:background-color="transparent">
        <style:background-image/>
      </style:table-properties>
    </style:style>
    <style:style style:name="Tabla10.A" style:family="table-column">
      <style:table-column-properties style:column-width="2.565cm" style:rel-column-width="6067*"/>
    </style:style>
    <style:style style:name="Tabla10.B" style:family="table-column">
      <style:table-column-properties style:column-width="3.935cm" style:rel-column-width="9310*"/>
    </style:style>
    <style:style style:name="Tabla10.C" style:family="table-column">
      <style:table-column-properties style:column-width="2.695cm" style:rel-column-width="6376*"/>
    </style:style>
    <style:style style:name="Tabla10.D" style:family="table-column">
      <style:table-column-properties style:column-width="2.598cm" style:rel-column-width="6147*"/>
    </style:style>
    <style:style style:name="Tabla10.E" style:family="table-column">
      <style:table-column-properties style:column-width="0.397cm" style:rel-column-width="938*"/>
    </style:style>
    <style:style style:name="Tabla10.F" style:family="table-column">
      <style:table-column-properties style:column-width="4.112cm" style:rel-column-width="9727*"/>
    </style:style>
    <style:style style:name="Tabla10.G" style:family="table-column">
      <style:table-column-properties style:column-width="7.396cm" style:rel-column-width="17497*"/>
    </style:style>
    <style:style style:name="Tabla10.H" style:family="table-column">
      <style:table-column-properties style:column-width="4.004cm" style:rel-column-width="9473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10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E2" style:family="table-cell">
      <style:table-cell-properties style:vertical-align="middle" fo:padding="0.097cm" fo:border-left="none" fo:border-right="none" fo:border-top="none" fo:border-bottom="0.05pt solid #000000"/>
    </style:style>
    <style:style style:name="Tabla10.F2" style:family="table-cell">
      <style:table-cell-properties style:vertical-align="middle" fo:padding="0.097cm" fo:border-left="none" fo:border-right="none" fo:border-top="none" fo:border-bottom="0.05pt solid #000000"/>
    </style:style>
    <style:style style:name="Tabla1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E3" style:family="table-cell">
      <style:table-cell-properties style:vertical-align="middle" fo:padding="0.097cm" fo:border-left="none" fo:border-right="none" fo:border-top="none" fo:border-bottom="0.05pt solid #000000"/>
    </style:style>
    <style:style style:name="Tabla10.F3" style:family="table-cell">
      <style:table-cell-properties style:vertical-align="middle" fo:padding="0.097cm" fo:border-left="none" fo:border-right="none" fo:border-top="none" fo:border-bottom="0.05pt solid #000000"/>
    </style:style>
    <style:style style:name="Tabla1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E4" style:family="table-cell">
      <style:table-cell-properties style:vertical-align="middle" fo:padding="0.097cm" fo:border-left="none" fo:border-right="none" fo:border-top="none" fo:border-bottom="0.05pt solid #000000"/>
    </style:style>
    <style:style style:name="Tabla10.F4" style:family="table-cell">
      <style:table-cell-properties style:vertical-align="middle" fo:padding="0.097cm" fo:border-left="none" fo:border-right="none" fo:border-top="none" fo:border-bottom="0.05pt solid #000000"/>
    </style:style>
    <style:style style:name="Tabla1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27.7cm" table:align="margins" fo:background-color="transparent" table:border-model="separating">
        <style:background-image/>
      </style:table-properties>
    </style:style>
    <style:style style:name="Tabla11.A" style:family="table-column">
      <style:table-column-properties style:column-width="2.085cm" style:rel-column-width="4932*"/>
    </style:style>
    <style:style style:name="Tabla11.B" style:family="table-column">
      <style:table-column-properties style:column-width="2.311cm" style:rel-column-width="5466*"/>
    </style:style>
    <style:style style:name="Tabla11.C" style:family="table-column">
      <style:table-column-properties style:column-width="2.104cm" style:rel-column-width="4978*"/>
    </style:style>
    <style:style style:name="Tabla11.D" style:family="table-column">
      <style:table-column-properties style:column-width="0.397cm" style:rel-column-width="938*"/>
    </style:style>
    <style:style style:name="Tabla11.E" style:family="table-column">
      <style:table-column-properties style:column-width="3.992cm" style:rel-column-width="9443*"/>
    </style:style>
    <style:style style:name="Tabla11.F" style:family="table-column">
      <style:table-column-properties style:column-width="3.177cm" style:rel-column-width="7515*"/>
    </style:style>
    <style:style style:name="Tabla11.G" style:family="table-column">
      <style:table-column-properties style:column-width="2.895cm" style:rel-column-width="6848*"/>
    </style:style>
    <style:style style:name="Tabla11.H" style:family="table-column">
      <style:table-column-properties style:column-width="2.173cm" style:rel-column-width="5141*"/>
    </style:style>
    <style:style style:name="Tabla11.I" style:family="table-column">
      <style:table-column-properties style:column-width="3.073cm" style:rel-column-width="7269*"/>
    </style:style>
    <style:style style:name="Tabla11.J" style:family="table-column">
      <style:table-column-properties style:column-width="2.387cm" style:rel-column-width="5646*"/>
    </style:style>
    <style:style style:name="Tabla11.K" style:family="table-column">
      <style:table-column-properties style:column-width="3.11cm" style:rel-column-width="7359*"/>
    </style:style>
    <style:style style:name="Tabla11.1" style:family="table-row">
      <style:table-row-properties fo:background-color="transparent">
        <style:background-image/>
      </style:table-row-properties>
    </style:style>
    <style:style style:name="Tabla11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11.J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11.H2" style:family="table-cell">
      <style:table-cell-properties style:vertical-align="middle" fo:background-color="#dee6ef" fo:padding="0.097cm" fo:border-left="1pt solid #000000" fo:border-right="none" fo:border-top="none" fo:border-bottom="0.75pt solid #000000">
        <style:background-image/>
      </style:table-cell-properties>
    </style:style>
    <style:style style:name="Tabla11.K2" style:family="table-cell">
      <style:table-cell-properties style:vertical-align="middle" fo:background-color="#dee6ef" fo:padding="0.097cm" fo:border-left="1pt solid #000000" fo:border-right="1pt solid #000000" fo:border-top="none" fo:border-bottom="0.75pt solid #000000">
        <style:background-image/>
      </style:table-cell-properties>
    </style:style>
    <style:style style:name="Tabla1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D3" style:family="table-cell">
      <style:table-cell-properties style:vertical-align="middle" fo:padding="0.097cm" fo:border-left="none" fo:border-right="none" fo:border-top="none" fo:border-bottom="0.05pt solid #000000"/>
    </style:style>
    <style:style style:name="Tabla11.E3" style:family="table-cell">
      <style:table-cell-properties style:vertical-align="middle" fo:padding="0.097cm" fo:border-left="none" fo:border-right="none" fo:border-top="none" fo:border-bottom="0.05pt solid #000000"/>
    </style:style>
    <style:style style:name="Tabla1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K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D4" style:family="table-cell">
      <style:table-cell-properties style:vertical-align="middle" fo:padding="0.097cm" fo:border-left="none" fo:border-right="none" fo:border-top="none" fo:border-bottom="0.05pt solid #000000"/>
    </style:style>
    <style:style style:name="Tabla11.E4" style:family="table-cell">
      <style:table-cell-properties style:vertical-align="middle" fo:padding="0.097cm" fo:border-left="none" fo:border-right="none" fo:border-top="none" fo:border-bottom="0.05pt solid #000000"/>
    </style:style>
    <style:style style:name="Tabla11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K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D5" style:family="table-cell">
      <style:table-cell-properties style:vertical-align="middle" fo:padding="0.097cm" fo:border-left="none" fo:border-right="none" fo:border-top="none" fo:border-bottom="0.05pt solid #000000"/>
    </style:style>
    <style:style style:name="Tabla11.E5" style:family="table-cell">
      <style:table-cell-properties style:vertical-align="middle" fo:padding="0.097cm" fo:border-left="none" fo:border-right="none" fo:border-top="none" fo:border-bottom="0.05pt solid #000000"/>
    </style:style>
    <style:style style:name="Tabla11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K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27.7cm" table:align="margins" fo:background-color="transparent">
        <style:background-image/>
      </style:table-properties>
    </style:style>
    <style:style style:name="Tabla12.A" style:family="table-column">
      <style:table-column-properties style:column-width="27.7cm" style:rel-column-width="65535*"/>
    </style:style>
    <style:style style:name="Tabla12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2.2" style:family="table-row">
      <style:table-row-properties style:min-row-height="5.353cm"/>
    </style:style>
    <style:style style:name="Tabla12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3" style:family="table">
      <style:table-properties style:width="27.7cm" table:align="margins" fo:background-color="transparent">
        <style:background-image/>
      </style:table-properties>
    </style:style>
    <style:style style:name="Tabla13.A" style:family="table-column">
      <style:table-column-properties style:column-width="2.402cm" style:rel-column-width="5683*"/>
    </style:style>
    <style:style style:name="Tabla13.B" style:family="table-column">
      <style:table-column-properties style:column-width="2.706cm" style:rel-column-width="6401*"/>
    </style:style>
    <style:style style:name="Tabla13.D" style:family="table-column">
      <style:table-column-properties style:column-width="1.993cm" style:rel-column-width="4715*"/>
    </style:style>
    <style:style style:name="Tabla13.E" style:family="table-column">
      <style:table-column-properties style:column-width="0.489cm" style:rel-column-width="1155*"/>
    </style:style>
    <style:style style:name="Tabla13.F" style:family="table-column">
      <style:table-column-properties style:column-width="3.702cm" style:rel-column-width="8759*"/>
    </style:style>
    <style:style style:name="Tabla13.G" style:family="table-column">
      <style:table-column-properties style:column-width="6.706cm" style:rel-column-width="15866*"/>
    </style:style>
    <style:style style:name="Tabla13.H" style:family="table-column">
      <style:table-column-properties style:column-width="3.207cm" style:rel-column-width="7586*"/>
    </style:style>
    <style:style style:name="Tabla13.I" style:family="table-column">
      <style:table-column-properties style:column-width="4.094cm" style:rel-column-width="9687*"/>
    </style:style>
    <style:style style:name="Tabla13.1" style:family="table-row">
      <style:table-row-properties fo:background-color="transparent">
        <style:background-image/>
      </style:table-row-properties>
    </style:style>
    <style:style style:name="Tabla1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13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13.H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13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1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E3" style:family="table-cell">
      <style:table-cell-properties style:vertical-align="middle" fo:padding="0.097cm" fo:border-left="none" fo:border-right="none" fo:border-top="none" fo:border-bottom="0.05pt solid #000000"/>
    </style:style>
    <style:style style:name="Tabla13.F3" style:family="table-cell">
      <style:table-cell-properties style:vertical-align="middle" fo:padding="0.097cm" fo:border-left="none" fo:border-right="none" fo:border-top="none" fo:border-bottom="0.05pt solid #000000"/>
    </style:style>
    <style:style style:name="Tabla1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E4" style:family="table-cell">
      <style:table-cell-properties style:vertical-align="middle" fo:padding="0.097cm" fo:border-left="none" fo:border-right="none" fo:border-top="none" fo:border-bottom="0.05pt solid #000000"/>
    </style:style>
    <style:style style:name="Tabla13.F4" style:family="table-cell">
      <style:table-cell-properties style:vertical-align="middle" fo:padding="0.097cm" fo:border-left="none" fo:border-right="none" fo:border-top="none" fo:border-bottom="0.05pt solid #000000"/>
    </style:style>
    <style:style style:name="Tabla1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E5" style:family="table-cell">
      <style:table-cell-properties style:vertical-align="middle" fo:padding="0.097cm" fo:border-left="none" fo:border-right="none" fo:border-top="none" fo:border-bottom="0.05pt solid #000000"/>
    </style:style>
    <style:style style:name="Tabla13.F5" style:family="table-cell">
      <style:table-cell-properties style:vertical-align="middle" fo:padding="0.097cm" fo:border-left="none" fo:border-right="none" fo:border-top="none" fo:border-bottom="0.05pt solid #000000"/>
    </style:style>
    <style:style style:name="Tabla1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27.7cm" table:align="margins" fo:background-color="transparent">
        <style:background-image/>
      </style:table-properties>
    </style:style>
    <style:style style:name="Tabla14.A" style:family="table-column">
      <style:table-column-properties style:column-width="6.309cm" style:rel-column-width="14927*"/>
    </style:style>
    <style:style style:name="Tabla14.B" style:family="table-column">
      <style:table-column-properties style:column-width="1.603cm" style:rel-column-width="3793*"/>
    </style:style>
    <style:style style:name="Tabla14.C" style:family="table-column">
      <style:table-column-properties style:column-width="1.475cm" style:rel-column-width="3488*"/>
    </style:style>
    <style:style style:name="Tabla14.D" style:family="table-column">
      <style:table-column-properties style:column-width="2.115cm" style:rel-column-width="5003*"/>
    </style:style>
    <style:style style:name="Tabla14.E" style:family="table-column">
      <style:table-column-properties style:column-width="1.39cm" style:rel-column-width="3288*"/>
    </style:style>
    <style:style style:name="Tabla14.F" style:family="table-column">
      <style:table-column-properties style:column-width="14.81cm" style:rel-column-width="35036*"/>
    </style:style>
    <style:style style:name="Tabla14.1" style:family="table-row">
      <style:table-row-properties fo:background-color="transparent">
        <style:background-image/>
      </style:table-row-properties>
    </style:style>
    <style:style style:name="Tabla14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14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14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1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4c0964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4c62d5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4c0964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4c62d5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weight="bold" officeooo:rsid="0015c9f5" officeooo:paragraph-rsid="004c0964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weight="bold" officeooo:rsid="0015c9f5" officeooo:paragraph-rsid="004c62d5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weight="bold" officeooo:rsid="0017c643" officeooo:paragraph-rsid="004c0964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weight="bold" officeooo:rsid="0017c643" officeooo:paragraph-rsid="004c62d5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weight="bold" officeooo:rsid="0014bf90" officeooo:paragraph-rsid="004c0964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1" fo:font-weight="bold" officeooo:rsid="0014bf90" officeooo:paragraph-rsid="004c62d5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1" fo:font-weight="bold" officeooo:rsid="00199c78" officeooo:paragraph-rsid="004c0964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1" fo:font-weight="bold" officeooo:rsid="00199c78" officeooo:paragraph-rsid="004c62d5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1" fo:font-weight="bold" officeooo:rsid="0022a7b8" officeooo:paragraph-rsid="004c0964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1" fo:font-weight="bold" officeooo:rsid="0022a7b8" officeooo:paragraph-rsid="004c62d5" style:font-weight-asian="bold" style:font-weight-complex="bold"/>
    </style:style>
    <style:style style:name="P15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16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4c0964" style:font-size-asian="18pt" style:font-weight-asian="bold" style:font-size-complex="18pt" style:font-weight-complex="bold"/>
    </style:style>
    <style:style style:name="P17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4c62d5" style:font-size-asian="18pt" style:font-weight-asian="bold" style:font-size-complex="18pt" style:font-weight-complex="bold"/>
    </style:style>
    <style:style style:name="P18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Arial1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19" style:family="paragraph" style:parent-style-name="Table_20_Contents">
      <loext:graphic-properties draw:fill="none" draw:fill-color="#ffd428"/>
      <style:paragraph-properties fo:margin-top="0cm" fo:margin-bottom="0.21cm" style:contextual-spacing="false" fo:line-height="115%" fo:text-align="justify" style:justify-single-word="false" fo:background-color="transparent" fo:padding="0.049cm" fo:border="none" style:shadow="none"/>
      <style:text-properties style:font-name="Arial1" fo:font-size="12pt" fo:font-weight="normal" officeooo:rsid="00369b33" officeooo:paragraph-rsid="0032c378" style:font-size-asian="12pt" style:font-weight-asian="normal" style:font-size-complex="12pt" style:font-weight-complex="normal"/>
    </style:style>
    <style:style style:name="P20" style:family="paragraph" style:parent-style-name="Table_20_Contents">
      <style:text-properties style:font-name="Arial1" officeooo:paragraph-rsid="004c0964"/>
    </style:style>
    <style:style style:name="P21" style:family="paragraph" style:parent-style-name="Table_20_Contents">
      <style:text-properties style:font-name="Arial1" fo:font-size="6pt" officeooo:paragraph-rsid="004c0964" style:font-size-asian="5.25pt" style:font-size-complex="6pt"/>
    </style:style>
    <style:style style:name="P22" style:family="paragraph" style:parent-style-name="Table_20_Contents">
      <style:text-properties style:font-name="Arial1" fo:font-size="6pt" officeooo:paragraph-rsid="004c62d5" style:font-size-asian="5.25pt" style:font-size-complex="6pt"/>
    </style:style>
    <style:style style:name="P23" style:family="paragraph" style:parent-style-name="Table_20_Contents">
      <style:text-properties style:font-name="Arial1" officeooo:paragraph-rsid="004c62d5"/>
    </style:style>
    <style:style style:name="P24" style:family="paragraph" style:parent-style-name="Table_20_Contents">
      <style:paragraph-properties fo:text-align="center" style:justify-single-word="false"/>
      <style:text-properties style:font-name="Calibri1" fo:font-size="8pt" officeooo:rsid="003dc857" officeooo:paragraph-rsid="004c0964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Calibri1" fo:font-size="8pt" officeooo:rsid="003dc857" officeooo:paragraph-rsid="004c62d5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Calibri1" fo:font-size="8pt" officeooo:rsid="005a116b" officeooo:paragraph-rsid="004c0964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style:font-name="Calibri1" fo:font-size="8pt" officeooo:rsid="005a116b" officeooo:paragraph-rsid="004c62d5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4c0964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4c62d5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Calibri1" fo:font-size="8pt" officeooo:rsid="008a6b5e" officeooo:paragraph-rsid="004c0964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Calibri1" fo:font-size="8pt" officeooo:rsid="008a6b5e" officeooo:paragraph-rsid="004c62d5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Calibri1" fo:font-size="8pt" officeooo:rsid="004cfd57" officeooo:paragraph-rsid="004c0964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Calibri1" fo:font-size="8pt" officeooo:rsid="004cfd57" officeooo:paragraph-rsid="004c62d5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Calibri1" fo:font-size="8pt" officeooo:rsid="006c90b5" officeooo:paragraph-rsid="004c0964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Calibri1" fo:font-size="8pt" officeooo:rsid="006c90b5" officeooo:paragraph-rsid="004c62d5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Calibri1" fo:font-size="8pt" officeooo:rsid="004dc6ca" officeooo:paragraph-rsid="004c0964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Calibri1" fo:font-size="8pt" officeooo:rsid="004dc6ca" officeooo:paragraph-rsid="004c62d5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Calibri1" fo:font-size="8pt" officeooo:rsid="0052b7d9" officeooo:paragraph-rsid="004c0964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style:font-name="Calibri1" fo:font-size="8pt" officeooo:rsid="0052b7d9" officeooo:paragraph-rsid="004c62d5" style:font-size-asian="8pt" style:font-size-complex="8pt"/>
    </style:style>
    <style:style style:name="P40" style:family="paragraph" style:parent-style-name="Table_20_Contents">
      <style:paragraph-properties fo:text-align="center" style:justify-single-word="false"/>
      <style:text-properties style:font-name="Calibri1" fo:font-size="8pt" officeooo:rsid="008babf9" officeooo:paragraph-rsid="004c0964" style:font-size-asian="8pt" style:font-size-complex="8pt"/>
    </style:style>
    <style:style style:name="P41" style:family="paragraph" style:parent-style-name="Table_20_Contents">
      <style:paragraph-properties fo:text-align="center" style:justify-single-word="false"/>
      <style:text-properties style:font-name="Calibri1" fo:font-size="8pt" officeooo:rsid="008babf9" officeooo:paragraph-rsid="004c62d5" style:font-size-asian="8pt" style:font-size-complex="8pt"/>
    </style:style>
    <style:style style:name="P42" style:family="paragraph" style:parent-style-name="Table_20_Contents">
      <style:paragraph-properties fo:text-align="end" style:justify-single-word="false"/>
      <style:text-properties style:font-name="Calibri1" fo:font-size="8pt" officeooo:rsid="008babf9" officeooo:paragraph-rsid="004c0964" style:font-size-asian="8pt" style:font-size-complex="8pt"/>
    </style:style>
    <style:style style:name="P43" style:family="paragraph" style:parent-style-name="Table_20_Contents">
      <style:paragraph-properties fo:text-align="end" style:justify-single-word="false"/>
      <style:text-properties style:font-name="Calibri1" fo:font-size="8pt" officeooo:rsid="008babf9" officeooo:paragraph-rsid="004c62d5" style:font-size-asian="8pt" style:font-size-complex="8pt"/>
    </style:style>
    <style:style style:name="P44" style:family="paragraph" style:parent-style-name="Table_20_Contents">
      <style:paragraph-properties fo:text-align="start" style:justify-single-word="false"/>
      <style:text-properties style:font-name="Calibri1" fo:font-size="8pt" officeooo:rsid="008babf9" officeooo:paragraph-rsid="004c0964" style:font-size-asian="8pt" style:font-size-complex="8pt"/>
    </style:style>
    <style:style style:name="P45" style:family="paragraph" style:parent-style-name="Table_20_Contents">
      <style:paragraph-properties fo:text-align="start" style:justify-single-word="false"/>
      <style:text-properties style:font-name="Calibri1" fo:font-size="8pt" officeooo:rsid="008babf9" officeooo:paragraph-rsid="004c62d5" style:font-size-asian="8pt" style:font-size-complex="8pt"/>
    </style:style>
    <style:style style:name="P46" style:family="paragraph" style:parent-style-name="Table_20_Contents">
      <style:paragraph-properties fo:text-align="center" style:justify-single-word="false"/>
      <style:text-properties style:font-name="Calibri1" fo:font-size="8pt" officeooo:rsid="001c198a" officeooo:paragraph-rsid="004c0964" style:font-size-asian="8pt" style:font-size-complex="8pt"/>
    </style:style>
    <style:style style:name="P47" style:family="paragraph" style:parent-style-name="Table_20_Contents">
      <style:paragraph-properties fo:text-align="center" style:justify-single-word="false"/>
      <style:text-properties style:font-name="Calibri1" fo:font-size="8pt" officeooo:rsid="001c198a" officeooo:paragraph-rsid="004c62d5" style:font-size-asian="8pt" style:font-size-complex="8pt"/>
    </style:style>
    <style:style style:name="P48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1" fo:font-size="8pt" officeooo:rsid="001c198a" officeooo:paragraph-rsid="004c0964" style:font-size-asian="8pt" style:font-size-complex="8pt"/>
    </style:style>
    <style:style style:name="P49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1" fo:font-size="8pt" officeooo:rsid="001c198a" officeooo:paragraph-rsid="004c62d5" style:font-size-asian="8pt" style:font-size-complex="8pt"/>
    </style:style>
    <style:style style:name="P50" style:family="paragraph" style:parent-style-name="Table_20_Contents">
      <style:paragraph-properties fo:text-align="center" style:justify-single-word="false"/>
      <style:text-properties style:font-name="Calibri1" fo:font-size="8pt" officeooo:rsid="002284e0" officeooo:paragraph-rsid="004c0964" style:font-size-asian="8pt" style:font-size-complex="8pt"/>
    </style:style>
    <style:style style:name="P51" style:family="paragraph" style:parent-style-name="Table_20_Contents">
      <style:paragraph-properties fo:text-align="center" style:justify-single-word="false"/>
      <style:text-properties style:font-name="Calibri1" fo:font-size="8pt" officeooo:rsid="002284e0" officeooo:paragraph-rsid="004c62d5" style:font-size-asian="8pt" style:font-size-complex="8pt"/>
    </style:style>
    <style:style style:name="P52" style:family="paragraph" style:parent-style-name="Table_20_Contents">
      <style:paragraph-properties fo:text-align="center" style:justify-single-word="false"/>
      <style:text-properties style:font-name="Calibri1" fo:font-size="8pt" officeooo:rsid="0017c643" officeooo:paragraph-rsid="004c0964" style:font-size-asian="8pt" style:font-size-complex="8pt"/>
    </style:style>
    <style:style style:name="P53" style:family="paragraph" style:parent-style-name="Table_20_Contents">
      <style:paragraph-properties fo:text-align="center" style:justify-single-word="false"/>
      <style:text-properties style:font-name="Calibri1" fo:font-size="8pt" officeooo:rsid="0017c643" officeooo:paragraph-rsid="004c62d5" style:font-size-asian="8pt" style:font-size-complex="8pt"/>
    </style:style>
    <style:style style:name="P54" style:family="paragraph" style:parent-style-name="Table_20_Contents">
      <style:paragraph-properties fo:text-align="center" style:justify-single-word="false"/>
      <style:text-properties style:font-name="Calibri1" fo:font-size="8pt" officeooo:rsid="0098bc30" officeooo:paragraph-rsid="004c0964" style:font-size-asian="8pt" style:font-size-complex="8pt"/>
    </style:style>
    <style:style style:name="P55" style:family="paragraph" style:parent-style-name="Table_20_Contents">
      <style:paragraph-properties fo:text-align="center" style:justify-single-word="false"/>
      <style:text-properties style:font-name="Calibri1" fo:font-size="8pt" officeooo:rsid="0098bc30" officeooo:paragraph-rsid="004c62d5" style:font-size-asian="8pt" style:font-size-complex="8pt"/>
    </style:style>
    <style:style style:name="P56" style:family="paragraph" style:parent-style-name="Table_20_Contents">
      <style:paragraph-properties fo:text-align="center" style:justify-single-word="false"/>
      <style:text-properties style:font-name="Calibri1" fo:font-size="8pt" officeooo:rsid="00996966" officeooo:paragraph-rsid="004c0964" style:font-size-asian="8pt" style:font-size-complex="8pt"/>
    </style:style>
    <style:style style:name="P57" style:family="paragraph" style:parent-style-name="Table_20_Contents">
      <style:paragraph-properties fo:text-align="center" style:justify-single-word="false"/>
      <style:text-properties style:font-name="Calibri1" fo:font-size="8pt" officeooo:rsid="00996966" officeooo:paragraph-rsid="004c62d5" style:font-size-asian="8pt" style:font-size-complex="8pt"/>
    </style:style>
    <style:style style:name="P58" style:family="paragraph" style:parent-style-name="Table_20_Contents">
      <loext:graphic-properties draw:fill-gradient-name="gradient" draw:fill-hatch-name="hatch"/>
      <style:paragraph-properties fo:margin-left="0.499cm" fo:margin-right="0cm" fo:text-align="start" style:justify-single-word="false" fo:text-indent="0cm" style:auto-text-indent="false">
        <style:tab-stops/>
      </style:paragraph-properties>
      <style:text-properties style:font-name="Calibri1" fo:font-size="8pt" officeooo:rsid="00996966" officeooo:paragraph-rsid="004c0964" style:font-size-asian="8pt" style:font-size-complex="8pt"/>
    </style:style>
    <style:style style:name="P59" style:family="paragraph" style:parent-style-name="Table_20_Contents">
      <loext:graphic-properties draw:fill-gradient-name="gradient" draw:fill-hatch-name="hatch"/>
      <style:paragraph-properties fo:margin-left="0.499cm" fo:margin-right="0cm" fo:text-align="start" style:justify-single-word="false" fo:text-indent="0cm" style:auto-text-indent="false">
        <style:tab-stops/>
      </style:paragraph-properties>
      <style:text-properties style:font-name="Calibri1" fo:font-size="8pt" officeooo:rsid="00996966" officeooo:paragraph-rsid="004c62d5" style:font-size-asian="8pt" style:font-size-complex="8pt"/>
    </style:style>
    <style:style style:name="P60" style:family="paragraph" style:parent-style-name="Table_20_Contents">
      <loext:graphic-properties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8pt" officeooo:rsid="00996966" officeooo:paragraph-rsid="004c0964" style:font-size-asian="8pt" style:font-size-complex="8pt"/>
    </style:style>
    <style:style style:name="P61" style:family="paragraph" style:parent-style-name="Table_20_Contents">
      <loext:graphic-properties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8pt" officeooo:rsid="00996966" officeooo:paragraph-rsid="004c62d5" style:font-size-asian="8pt" style:font-size-complex="8pt"/>
    </style:style>
    <style:style style:name="P62" style:family="paragraph" style:parent-style-name="Table_20_Contents">
      <loext:graphic-properties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8pt" officeooo:rsid="009a3e78" officeooo:paragraph-rsid="004c0964" style:font-size-asian="8pt" style:font-size-complex="8pt"/>
    </style:style>
    <style:style style:name="P63" style:family="paragraph" style:parent-style-name="Table_20_Contents">
      <loext:graphic-properties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8pt" officeooo:rsid="009a3e78" officeooo:paragraph-rsid="004c62d5" style:font-size-asian="8pt" style:font-size-complex="8pt"/>
    </style:style>
    <style:style style:name="P64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c0964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c62d5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c0964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c62d5" style:font-weight-asian="bold" style:font-weight-complex="bold"/>
    </style:style>
    <style:style style:name="P68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Comic Sans MS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69" style:family="paragraph" style:parent-style-name="Standard">
      <style:text-properties officeooo:paragraph-rsid="002bce7d"/>
    </style:style>
    <style:style style:name="P70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Tahoma" fo:font-size="10pt" fo:letter-spacing="-0.016cm" fo:language="es" fo:country="ES" fo:font-weight="normal" officeooo:rsid="02e4607a" officeooo:paragraph-rsid="0049fcc3" fo:background-color="transparent" style:font-size-asian="10pt" style:font-weight-asian="normal" style:font-size-complex="10pt" style:font-weight-complex="normal"/>
    </style:style>
    <style:style style:name="P71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size="12pt" fo:letter-spacing="-0.016cm" fo:language="es" fo:country="ES" fo:font-weight="normal" officeooo:rsid="02f7b7a7" officeooo:paragraph-rsid="0049fcc3" fo:background-color="transparent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size="12pt" fo:letter-spacing="-0.016cm" fo:language="es" fo:country="ES" fo:font-weight="normal" officeooo:rsid="02e27fd9" officeooo:paragraph-rsid="0049fcc3" fo:background-color="transparent" style:font-size-asian="12pt" style:font-weight-asian="normal" style:font-size-complex="12pt" style:font-weight-complex="normal"/>
    </style:style>
    <style:style style:name="P73" style:family="paragraph" style:parent-style-name="Standard">
      <style:text-properties fo:font-size="8pt" officeooo:paragraph-rsid="004c0964" style:font-size-asian="7pt" style:font-size-complex="8pt"/>
    </style:style>
    <style:style style:name="P74" style:family="paragraph" style:parent-style-name="Standard">
      <style:text-properties fo:font-size="8pt" officeooo:paragraph-rsid="004c62d5" style:font-size-asian="7pt" style:font-size-complex="8pt"/>
    </style:style>
    <style:style style:name="P75" style:family="paragraph" style:parent-style-name="Standard">
      <style:paragraph-properties fo:break-before="page"/>
      <style:text-properties fo:font-size="6pt" officeooo:paragraph-rsid="004c0964" style:font-size-asian="5.25pt" style:font-size-complex="6pt"/>
    </style:style>
    <style:style style:name="P76" style:family="paragraph" style:parent-style-name="Standard">
      <style:text-properties fo:font-size="6pt" officeooo:paragraph-rsid="004c0964" style:font-size-asian="5.25pt" style:font-size-complex="6pt"/>
    </style:style>
    <style:style style:name="P77" style:family="paragraph" style:parent-style-name="Standard">
      <style:paragraph-properties fo:break-before="page"/>
      <style:text-properties fo:font-size="6pt" officeooo:paragraph-rsid="004c62d5" style:font-size-asian="5.25pt" style:font-size-complex="6pt"/>
    </style:style>
    <style:style style:name="P78" style:family="paragraph" style:parent-style-name="Standard">
      <style:text-properties fo:font-size="6pt" officeooo:paragraph-rsid="004c62d5" style:font-size-asian="5.25pt" style:font-size-complex="6pt"/>
    </style:style>
    <style:style style:name="P79" style:family="paragraph" style:parent-style-name="Standard">
      <style:text-properties fo:font-size="10pt" officeooo:paragraph-rsid="004c0964" style:font-size-asian="8.75pt" style:font-size-complex="10pt"/>
    </style:style>
    <style:style style:name="P80" style:family="paragraph" style:parent-style-name="Standard">
      <style:text-properties fo:font-size="10pt" officeooo:paragraph-rsid="004c62d5" style:font-size-asian="8.75pt" style:font-size-complex="10pt"/>
    </style:style>
    <style:style style:name="P81" style:family="paragraph" style:parent-style-name="Standard">
      <style:text-properties officeooo:paragraph-rsid="004c0964"/>
    </style:style>
    <style:style style:name="P82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4c0964" style:font-name-asian="Calibri" style:font-size-asian="8pt" style:font-name-complex="Calibri" style:font-size-complex="8pt"/>
    </style:style>
    <style:style style:name="P83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4c62d5" style:font-name-asian="Calibri" style:font-size-asian="8pt" style:font-name-complex="Calibri" style:font-size-complex="8pt"/>
    </style:style>
    <style:style style:name="P84" style:family="paragraph" style:parent-style-name="Standard">
      <style:text-properties officeooo:paragraph-rsid="004c62d5"/>
    </style:style>
    <style:style style:name="P85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2f82f3e" officeooo:paragraph-rsid="0049fcc3" fo:background-color="transparent" style:font-size-asian="12pt" style:font-weight-asian="normal" style:font-size-complex="12pt" style:font-weight-complex="normal"/>
    </style:style>
    <style:style style:name="P86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2ed4425" officeooo:paragraph-rsid="0049fcc3" fo:background-color="transparent" style:font-size-asian="12pt" style:font-weight-asian="normal" style:font-size-complex="12pt" style:font-weight-complex="normal"/>
    </style:style>
    <style:style style:name="P87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2f83a6e" officeooo:paragraph-rsid="0049fcc3" fo:background-color="transparent" style:font-size-asian="12pt" style:font-weight-asian="normal" style:font-size-complex="12pt" style:font-weight-complex="normal"/>
    </style:style>
    <style:style style:name="P88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2f9f622" officeooo:paragraph-rsid="0049fcc3" fo:background-color="transparent" style:font-size-asian="12pt" style:font-weight-asian="normal" style:font-size-complex="12pt" style:font-weight-complex="normal"/>
    </style:style>
    <style:style style:name="P89" style:family="paragraph" style:parent-style-name="Table_20_Contents" style:list-style-name="L2">
      <style:paragraph-properties fo:text-align="center" style:justify-single-word="false"/>
      <style:text-properties style:font-name="Calibri1" fo:font-size="8pt" officeooo:rsid="008a6b5e" officeooo:paragraph-rsid="004c0964" style:font-size-asian="8pt" style:font-size-complex="8pt"/>
    </style:style>
    <style:style style:name="P90" style:family="paragraph" style:parent-style-name="Table_20_Contents" style:list-style-name="L2">
      <style:paragraph-properties fo:text-align="center" style:justify-single-word="false"/>
      <style:text-properties style:font-name="Calibri1" fo:font-size="8pt" officeooo:rsid="008a6b5e" officeooo:paragraph-rsid="004c62d5" style:font-size-asian="8pt" style:font-size-complex="8pt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officeooo:rsid="02f82f3e"/>
    </style:style>
    <style:style style:name="T4" style:family="text">
      <style:text-properties officeooo:rsid="02f83a6e"/>
    </style:style>
    <style:style style:name="T5" style:family="text">
      <style:text-properties officeooo:rsid="004b0e82"/>
    </style:style>
    <style:style style:name="T6" style:family="text">
      <style:text-properties officeooo:rsid="000ff92a"/>
    </style:style>
    <style:style style:name="T7" style:family="text">
      <style:text-properties officeooo:rsid="0022a7b8"/>
    </style:style>
    <style:style style:name="T8" style:family="text">
      <style:text-properties officeooo:rsid="00522e6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75cm" fo:text-indent="-0.635cm" fo:margin-left="2.7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02cm" fo:text-indent="-0.635cm" fo:margin-left="4.0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5">E<text:span text:style-name="T1">nunciado</text:span></text:p>
          </table:table-cell>
        </table:table-row>
        <table:table-row>
          <table:table-cell table:style-name="Tabla1.A2" office:value-type="string">
            <text:p text:style-name="P19"/>
            <text:p text:style-name="P71">Se desea diseñar la base de datos de<text:span text:style-name="T5">l</text:span> Instituto <text:span text:style-name="T5">de Teis </text:span>para que guarde información sobre Profesorado, Alumnado y Módulos.</text:p>
            <text:p text:style-name="P72">Los datos a tener en cuenta son los siguientes:</text:p>
            <text:list text:style-name="L1">
              <text:list-item>
                <text:p text:style-name="P85">Del Profesorado interesará guardar información sobre <text:span text:style-name="T8">NRP, </text:span>NIF, nombre, <text:span text:style-name="T8">apellidos, </text:span>dirección y teléfono.</text:p>
              </text:list-item>
              <text:list-item>
                <text:p text:style-name="P86"><text:span text:style-name="T3">Del Alumnado interesará guardar información sobre número de expediente, </text:span><text:span text:style-name="T8">NIF, </text:span><text:span text:style-name="T3">nombre, apellidos, </text:span><text:span text:style-name="T8">dirección,</text:span><text:span text:style-name="T3"> fecha de nacimiento </text:span><text:span text:style-name="T8">y si es delegado</text:span>.</text:p>
              </text:list-item>
              <text:list-item>
                <text:p text:style-name="P86"><text:span text:style-name="T3">De cada Módulo interesará guardar información sobre su código, nombre y breve descripción</text:span>.</text:p>
              </text:list-item>
              <text:list-item>
                <text:p text:style-name="P86"><text:span text:style-name="T4">Cada Módulo sólo puede ser impartido por un único Profesor</text:span>.</text:p>
              </text:list-item>
              <text:list-item>
                <text:p text:style-name="P87">A cada Módulo se puede matricular el alumnado que desee.</text:p>
              </text:list-item>
              <text:list-item>
                <text:p text:style-name="P88">El Alumnado elegirá un único Delegado.</text:p>
              </text:list-item>
            </text:list>
            <text:p text:style-name="P70"/>
            <text:p text:style-name="P68"/>
            <text:p text:style-name="P18"/>
            <text:p text:style-name="P18"/>
            <text:p text:style-name="P18"/>
            <text:p text:style-name="P18"/>
            <text:p text:style-name="P18"/>
            <text:p text:style-name="P18"/>
          </table:table-cell>
        </table:table-row>
      </table:table>
      <text:p text:style-name="P69"/>
      <text:p text:style-name="P69"/>
      <text:p text:style-name="P81"/>
      <table:table table:name="Táboa1" table:style-name="Táboa1">
        <table:table-column table:style-name="Táboa1.A"/>
        <table:table-row>
          <table:table-cell table:style-name="Táboa1.A1" office:value-type="string">
            <text:p text:style-name="P16">Modelo Entidad/Relación</text:p>
          </table:table-cell>
        </table:table-row>
        <table:table-row table:style-name="Táboa1.2">
          <table:table-cell table:style-name="Táboa1.A2" office:value-type="string">
            <text:p text:style-name="P21"/>
          </table:table-cell>
        </table:table-row>
      </table:table>
      <text:p text:style-name="P73"/>
      <table:table table:name="Táboa2" table:style-name="Táboa2">
        <table:table-column table:style-name="Táboa2.A"/>
        <table:table-column table:style-name="Táboa2.B"/>
        <table:table-column table:style-name="Táboa2.C"/>
        <table:table-column table:style-name="Táboa2.D"/>
        <table:table-column table:style-name="Táboa2.E"/>
        <table:table-column table:style-name="Táboa2.F"/>
        <table:table-column table:style-name="Táboa2.G"/>
        <table:table-column table:style-name="Táboa2.H"/>
        <table:table-row table:style-name="Táboa2.1">
          <table:table-cell table:style-name="Táboa2.A1" office:value-type="string">
            <text:p text:style-name="P64">Entidad</text:p>
          </table:table-cell>
          <table:table-cell table:style-name="Táboa2.A1" office:value-type="string">
            <text:p text:style-name="P64">Clave primaria</text:p>
          </table:table-cell>
          <table:table-cell table:style-name="Táboa2.A1" office:value-type="string">
            <text:p text:style-name="P64">Clave Secundaria</text:p>
          </table:table-cell>
          <table:table-cell table:style-name="Táboa2.A1" table:number-columns-spanned="3" office:value-type="string">
            <text:p text:style-name="P66">Clave foránea</text:p>
          </table:table-cell>
          <table:covered-table-cell/>
          <table:covered-table-cell/>
          <table:table-cell table:style-name="Táboa2.A1" office:value-type="string">
            <text:p text:style-name="P64">Atributos NO primos</text:p>
          </table:table-cell>
          <table:table-cell table:style-name="Táboa2.H1" office:value-type="string">
            <text:p text:style-name="P64">Atributos multivaluados</text:p>
          </table:table-cell>
        </table:table-row>
        <table:table-row>
          <table:table-cell table:style-name="Táboa2.A2" office:value-type="string">
            <text:p text:style-name="P30"/>
          </table:table-cell>
          <table:table-cell table:style-name="Táboa2.B2" office:value-type="string">
            <text:p text:style-name="P30"/>
          </table:table-cell>
          <table:table-cell table:style-name="Táboa2.C2" office:value-type="string">
            <text:p text:style-name="P32"/>
          </table:table-cell>
          <table:table-cell table:style-name="Táboa2.D2" office:value-type="string">
            <text:p text:style-name="P34"/>
          </table:table-cell>
          <table:table-cell table:style-name="Táboa2.E2" office:value-type="string">
            <text:p text:style-name="P82">→</text:p>
          </table:table-cell>
          <table:table-cell table:style-name="Táboa2.F2" office:value-type="string">
            <text:p text:style-name="P34"/>
          </table:table-cell>
          <table:table-cell table:style-name="Táboa2.G2" office:value-type="string">
            <text:p text:style-name="P30"/>
          </table:table-cell>
          <table:table-cell table:style-name="Táboa2.H2" office:value-type="string">
            <text:p text:style-name="P36"/>
          </table:table-cell>
        </table:table-row>
        <table:table-row>
          <table:table-cell table:style-name="Táboa2.A3" office:value-type="string">
            <text:p text:style-name="P30"/>
          </table:table-cell>
          <table:table-cell table:style-name="Táboa2.B3" office:value-type="string">
            <text:p text:style-name="P30"/>
          </table:table-cell>
          <table:table-cell table:style-name="Táboa2.C3" office:value-type="string">
            <text:p text:style-name="P34"/>
          </table:table-cell>
          <table:table-cell table:style-name="Táboa2.D3" office:value-type="string">
            <text:p text:style-name="P26"/>
          </table:table-cell>
          <table:table-cell table:style-name="Táboa2.E3" office:value-type="string">
            <text:p text:style-name="P82">→</text:p>
          </table:table-cell>
          <table:table-cell table:style-name="Táboa2.F3" office:value-type="string">
            <text:p text:style-name="P26"/>
          </table:table-cell>
          <table:table-cell table:style-name="Táboa2.G3" office:value-type="string">
            <text:list xml:id="list2814369503" text:style-name="L2">
              <text:list-header>
                <text:p text:style-name="P89"/>
              </text:list-header>
            </text:list>
          </table:table-cell>
          <table:table-cell table:style-name="Táboa2.H3" office:value-type="string">
            <text:p text:style-name="P24"/>
          </table:table-cell>
        </table:table-row>
        <table:table-row>
          <table:table-cell table:style-name="Táboa2.A4" office:value-type="string">
            <text:p text:style-name="P30"/>
          </table:table-cell>
          <table:table-cell table:style-name="Táboa2.B4" office:value-type="string">
            <text:p text:style-name="P30"/>
          </table:table-cell>
          <table:table-cell table:style-name="Táboa2.C4" office:value-type="string">
            <text:p text:style-name="P34"/>
          </table:table-cell>
          <table:table-cell table:style-name="Táboa2.D4" office:value-type="string">
            <text:p text:style-name="P38"/>
          </table:table-cell>
          <table:table-cell table:style-name="Táboa2.E4" office:value-type="string">
            <text:p text:style-name="P82">→</text:p>
          </table:table-cell>
          <table:table-cell table:style-name="Táboa2.F4" office:value-type="string">
            <text:p text:style-name="P38"/>
          </table:table-cell>
          <table:table-cell table:style-name="Táboa2.G4" office:value-type="string">
            <text:list xml:id="list183720060182763" text:continue-numbering="true" text:style-name="L2">
              <text:list-header>
                <text:p text:style-name="P89"/>
              </text:list-header>
            </text:list>
          </table:table-cell>
          <table:table-cell table:style-name="Táboa2.H4" office:value-type="string">
            <text:p text:style-name="P28"/>
          </table:table-cell>
        </table:table-row>
      </table:table>
      <text:p text:style-name="P7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column table:style-name="Tabla4.I"/>
        <table:table-column table:style-name="Tabla4.J"/>
        <table:table-column table:style-name="Tabla4.K"/>
        <table:table-row table:style-name="Tabla4.1">
          <table:table-cell table:style-name="Tabla4.A1" table:number-rows-spanned="2" office:value-type="string">
            <text:p text:style-name="P1">Relación</text:p>
          </table:table-cell>
          <table:table-cell table:style-name="Tabla4.A1" table:number-rows-spanned="2" office:value-type="string">
            <text:p text:style-name="P1">Clave primaria</text:p>
          </table:table-cell>
          <table:table-cell table:style-name="Tabla4.A1" table:number-rows-spanned="2" table:number-columns-spanned="3" office:value-type="string">
            <text:p text:style-name="P1">Clave ajena <text:span text:style-name="T2">o foránea</text:span></text:p>
          </table:table-cell>
          <table:covered-table-cell/>
          <table:covered-table-cell/>
          <table:table-cell table:style-name="Tabla4.A1" table:number-rows-spanned="2" office:value-type="string">
            <text:p text:style-name="P1">Atributos NO primos</text:p>
          </table:table-cell>
          <table:table-cell table:style-name="Tabla4.A1" table:number-rows-spanned="2" office:value-type="string">
            <text:p text:style-name="P1">Cardinalidad</text:p>
          </table:table-cell>
          <table:table-cell table:style-name="Tabla4.A1" table:number-columns-spanned="2" office:value-type="string">
            <text:p text:style-name="P1">Entidad</text:p>
          </table:table-cell>
          <table:covered-table-cell/>
          <table:table-cell table:style-name="Tabla4.J1" table:number-columns-spanned="2" office:value-type="string">
            <text:p text:style-name="P3">Entidad</text:p>
          </table:table-cell>
          <table:covered-table-cell/>
        </table:table-row>
        <table:table-row table:style-name="Tabla4.1">
          <table:covered-table-cell table:style-name="Tabla4.A1"/>
          <table:covered-table-cell table:style-name="Tabla4.A1"/>
          <table:covered-table-cell table:style-name="Tabla4.A1"/>
          <table:covered-table-cell/>
          <table:covered-table-cell/>
          <table:covered-table-cell table:style-name="Tabla4.A1"/>
          <table:covered-table-cell table:style-name="Tabla4.A1"/>
          <table:table-cell table:style-name="Tabla4.H2" office:value-type="string">
            <text:p text:style-name="P1">Nombre</text:p>
          </table:table-cell>
          <table:table-cell table:style-name="Tabla4.H2" office:value-type="string">
            <text:p text:style-name="P1">Participación</text:p>
          </table:table-cell>
          <table:table-cell table:style-name="Tabla4.H2" office:value-type="string">
            <text:p text:style-name="P3">Nombre</text:p>
          </table:table-cell>
          <table:table-cell table:style-name="Tabla4.K2" office:value-type="string">
            <text:p text:style-name="P3">Participación</text:p>
          </table:table-cell>
        </table:table-row>
        <table:table-row table:style-name="Tabla4.1">
          <table:table-cell table:style-name="Tabla4.A3" office:value-type="string">
            <text:p text:style-name="P30"/>
          </table:table-cell>
          <table:table-cell table:style-name="Tabla4.B3" office:value-type="string">
            <text:p text:style-name="P40"/>
          </table:table-cell>
          <table:table-cell table:style-name="Tabla4.C3" office:value-type="string">
            <text:p text:style-name="P42"/>
          </table:table-cell>
          <table:table-cell table:style-name="Tabla4.D3" office:value-type="string">
            <text:p text:style-name="P82">→→</text:p>
          </table:table-cell>
          <table:table-cell table:style-name="Tabla4.E3" office:value-type="string">
            <text:p text:style-name="P44"/>
          </table:table-cell>
          <table:table-cell table:style-name="Tabla4.F3" office:value-type="string">
            <text:p text:style-name="P40"/>
          </table:table-cell>
          <table:table-cell table:style-name="Tabla4.G3" office:value-type="string">
            <text:p text:style-name="P40"/>
          </table:table-cell>
          <table:table-cell table:style-name="Tabla4.H3" office:value-type="string">
            <text:p text:style-name="P40"/>
          </table:table-cell>
          <table:table-cell table:style-name="Tabla4.I3" office:value-type="string">
            <text:p text:style-name="P40"/>
          </table:table-cell>
          <table:table-cell table:style-name="Tabla4.J3" office:value-type="string">
            <text:p text:style-name="P40"/>
          </table:table-cell>
          <table:table-cell table:style-name="Tabla4.K3" office:value-type="string">
            <text:p text:style-name="P40"/>
          </table:table-cell>
        </table:table-row>
        <table:table-row table:style-name="Tabla4.1">
          <table:table-cell table:style-name="Tabla4.A3" office:value-type="string">
            <text:p text:style-name="P30"/>
          </table:table-cell>
          <table:table-cell table:style-name="Tabla4.B4" office:value-type="string">
            <text:p text:style-name="P40"/>
          </table:table-cell>
          <table:table-cell table:style-name="Tabla4.C4" office:value-type="string">
            <text:p text:style-name="P42"/>
          </table:table-cell>
          <table:table-cell table:style-name="Tabla4.D4" office:value-type="string">
            <text:p text:style-name="P82">→→</text:p>
          </table:table-cell>
          <table:table-cell table:style-name="Tabla4.E4" office:value-type="string">
            <text:p text:style-name="P44"/>
          </table:table-cell>
          <table:table-cell table:style-name="Tabla4.F3" office:value-type="string">
            <text:p text:style-name="P40"/>
          </table:table-cell>
          <table:table-cell table:style-name="Tabla4.G4" office:value-type="string">
            <text:p text:style-name="P40"/>
          </table:table-cell>
          <table:table-cell table:style-name="Tabla4.H4" office:value-type="string">
            <text:p text:style-name="P40"/>
          </table:table-cell>
          <table:table-cell table:style-name="Tabla4.I4" office:value-type="string">
            <text:p text:style-name="P40"/>
          </table:table-cell>
          <table:table-cell table:style-name="Tabla4.J4" office:value-type="string">
            <text:p text:style-name="P40"/>
          </table:table-cell>
          <table:table-cell table:style-name="Tabla4.K4" office:value-type="string">
            <text:p text:style-name="P40"/>
          </table:table-cell>
        </table:table-row>
        <table:table-row table:style-name="Tabla4.1">
          <table:table-cell table:style-name="Tabla4.A5" office:value-type="string">
            <text:p text:style-name="P30"/>
          </table:table-cell>
          <table:table-cell table:style-name="Tabla4.B5" office:value-type="string">
            <text:p text:style-name="P40"/>
          </table:table-cell>
          <table:table-cell table:style-name="Tabla4.C5" office:value-type="string">
            <text:p text:style-name="P42"/>
          </table:table-cell>
          <table:table-cell table:style-name="Tabla4.D5" office:value-type="string">
            <text:p text:style-name="P82">→→</text:p>
          </table:table-cell>
          <table:table-cell table:style-name="Tabla4.E5" office:value-type="string">
            <text:p text:style-name="P44"/>
          </table:table-cell>
          <table:table-cell table:style-name="Tabla4.F5" office:value-type="string">
            <text:p text:style-name="P40"/>
          </table:table-cell>
          <table:table-cell table:style-name="Tabla4.G5" office:value-type="string">
            <text:p text:style-name="P40"/>
          </table:table-cell>
          <table:table-cell table:style-name="Tabla4.H5" office:value-type="string">
            <text:p text:style-name="P40"/>
          </table:table-cell>
          <table:table-cell table:style-name="Tabla4.I5" office:value-type="string">
            <text:p text:style-name="P40"/>
          </table:table-cell>
          <table:table-cell table:style-name="Tabla4.J5" office:value-type="string">
            <text:p text:style-name="P40"/>
          </table:table-cell>
          <table:table-cell table:style-name="Tabla4.K5" office:value-type="string">
            <text:p text:style-name="P40"/>
          </table:table-cell>
        </table:table-row>
      </table:table>
      <text:p text:style-name="P73"/>
      <text:p text:style-name="P81"/>
      <text:p text:style-name="P73"/>
      <text:p text:style-name="P75"/>
      <table:table table:name="Táboa4" table:style-name="Táboa4">
        <table:table-column table:style-name="Táboa4.A"/>
        <table:table-row>
          <table:table-cell table:style-name="Táboa4.A1" office:value-type="string">
            <text:p text:style-name="P16">Modelo Relaci<text:span text:style-name="T6">onal</text:span></text:p>
          </table:table-cell>
        </table:table-row>
        <table:table-row table:style-name="Táboa4.2">
          <table:table-cell table:style-name="Táboa4.A2" office:value-type="string">
            <text:p text:style-name="P20"/>
          </table:table-cell>
        </table:table-row>
      </table:table>
      <text:p text:style-name="P76"/>
      <text:p text:style-name="P76"/>
      <table:table table:name="Táboa3" table:style-name="Táboa3">
        <table:table-column table:style-name="Táboa3.A"/>
        <table:table-column table:style-name="Táboa3.B"/>
        <table:table-column table:style-name="Táboa3.A"/>
        <table:table-column table:style-name="Táboa3.D"/>
        <table:table-column table:style-name="Táboa3.E"/>
        <table:table-column table:style-name="Táboa3.F"/>
        <table:table-column table:style-name="Táboa3.G"/>
        <table:table-column table:style-name="Táboa3.H"/>
        <table:table-column table:style-name="Táboa3.I"/>
        <table:table-row table:style-name="Táboa3.1">
          <table:table-cell table:style-name="Táboa3.A1" table:number-rows-spanned="2" office:value-type="string">
            <text:p text:style-name="P5">Relación</text:p>
          </table:table-cell>
          <table:table-cell table:style-name="Táboa3.A1" table:number-rows-spanned="2" office:value-type="string">
            <text:p text:style-name="P5">Clave primaria</text:p>
          </table:table-cell>
          <table:table-cell table:style-name="Táboa3.A1" table:number-rows-spanned="2" office:value-type="string">
            <text:p text:style-name="P5">Clave alterna</text:p>
          </table:table-cell>
          <table:table-cell table:style-name="Táboa3.A1" table:number-rows-spanned="2" table:number-columns-spanned="3" office:value-type="string">
            <text:p text:style-name="P5">Clave foránea</text:p>
          </table:table-cell>
          <table:covered-table-cell/>
          <table:covered-table-cell/>
          <table:table-cell table:style-name="Táboa3.A1" table:number-rows-spanned="2" office:value-type="string">
            <text:p text:style-name="P5">Atributos NO primos</text:p>
          </table:table-cell>
          <table:table-cell table:style-name="Táboa3.H1" table:number-columns-spanned="2" office:value-type="string">
            <text:p text:style-name="P5">Transtividad entre atributos</text:p>
          </table:table-cell>
          <table:covered-table-cell/>
        </table:table-row>
        <table:table-row table:style-name="Táboa3.1">
          <table:covered-table-cell table:style-name="Táboa3.A1"/>
          <table:covered-table-cell table:style-name="Táboa3.A1"/>
          <table:covered-table-cell table:style-name="Táboa3.A1"/>
          <table:covered-table-cell table:style-name="Táboa3.A1"/>
          <table:covered-table-cell/>
          <table:covered-table-cell/>
          <table:covered-table-cell table:style-name="Táboa3.A1"/>
          <table:table-cell table:style-name="Táboa3.H2" office:value-type="string">
            <text:p text:style-name="P7">SÍ primos</text:p>
          </table:table-cell>
          <table:table-cell table:style-name="Táboa3.I2" office:value-type="string">
            <text:p text:style-name="P7">NO primos</text:p>
          </table:table-cell>
        </table:table-row>
        <table:table-row>
          <table:table-cell table:style-name="Táboa3.A3" office:value-type="string">
            <text:p text:style-name="P46"/>
          </table:table-cell>
          <table:table-cell table:style-name="Táboa3.B3" office:value-type="string">
            <text:p text:style-name="P46"/>
          </table:table-cell>
          <table:table-cell table:style-name="Táboa3.C3" office:value-type="string">
            <text:p text:style-name="P46"/>
          </table:table-cell>
          <table:table-cell table:style-name="Táboa3.D3" office:value-type="string">
            <text:p text:style-name="P28"/>
          </table:table-cell>
          <table:table-cell table:style-name="Táboa3.E3" office:value-type="string">
            <text:p text:style-name="P82">→</text:p>
          </table:table-cell>
          <table:table-cell table:style-name="Táboa3.F3" office:value-type="string">
            <text:p text:style-name="P28"/>
          </table:table-cell>
          <table:table-cell table:style-name="Táboa3.G3" office:value-type="string">
            <text:p text:style-name="P46"/>
          </table:table-cell>
          <table:table-cell table:style-name="Táboa3.H3" office:value-type="string">
            <text:p text:style-name="P50"/>
          </table:table-cell>
          <table:table-cell table:style-name="Táboa3.I3" office:value-type="string">
            <text:p text:style-name="P28"/>
          </table:table-cell>
        </table:table-row>
        <table:table-row>
          <table:table-cell table:style-name="Táboa3.A3" office:value-type="string">
            <text:p text:style-name="P46"/>
          </table:table-cell>
          <table:table-cell table:style-name="Táboa3.B4" office:value-type="string">
            <text:p text:style-name="P46"/>
          </table:table-cell>
          <table:table-cell table:style-name="Táboa3.C4" office:value-type="string">
            <text:p text:style-name="P28"/>
          </table:table-cell>
          <table:table-cell table:style-name="Táboa3.D4" office:value-type="string">
            <text:p text:style-name="P48"/>
          </table:table-cell>
          <table:table-cell table:style-name="Táboa3.E4" office:value-type="string">
            <text:p text:style-name="P82">→</text:p>
          </table:table-cell>
          <table:table-cell table:style-name="Táboa3.F4" office:value-type="string">
            <text:p text:style-name="P48"/>
          </table:table-cell>
          <table:table-cell table:style-name="Táboa3.G4" office:value-type="string">
            <text:p text:style-name="P46"/>
          </table:table-cell>
          <table:table-cell table:style-name="Táboa3.H4" office:value-type="string">
            <text:p text:style-name="P28"/>
          </table:table-cell>
          <table:table-cell table:style-name="Táboa3.I4" office:value-type="string">
            <text:p text:style-name="P28"/>
          </table:table-cell>
        </table:table-row>
        <table:table-row>
          <table:table-cell table:style-name="Táboa3.A5" office:value-type="string">
            <text:p text:style-name="P46"/>
          </table:table-cell>
          <table:table-cell table:style-name="Táboa3.B5" office:value-type="string">
            <text:p text:style-name="P46"/>
          </table:table-cell>
          <table:table-cell table:style-name="Táboa3.C5" office:value-type="string">
            <text:p text:style-name="P28"/>
          </table:table-cell>
          <table:table-cell table:style-name="Táboa3.D5" office:value-type="string">
            <text:p text:style-name="P52"/>
          </table:table-cell>
          <table:table-cell table:style-name="Táboa3.E5" office:value-type="string">
            <text:p text:style-name="P82">→</text:p>
          </table:table-cell>
          <table:table-cell table:style-name="Táboa3.F5" office:value-type="string">
            <text:p text:style-name="P82"/>
          </table:table-cell>
          <table:table-cell table:style-name="Táboa3.G5" office:value-type="string">
            <text:p text:style-name="P46"/>
          </table:table-cell>
          <table:table-cell table:style-name="Táboa3.H5" office:value-type="string">
            <text:p text:style-name="P28"/>
          </table:table-cell>
          <table:table-cell table:style-name="Táboa3.I5" office:value-type="string">
            <text:p text:style-name="P46"/>
          </table:table-cell>
        </table:table-row>
      </table:table>
      <text:p text:style-name="P79"/>
      <table:table table:name="Táboa6" table:style-name="Táboa6">
        <table:table-column table:style-name="Táboa6.A"/>
        <table:table-column table:style-name="Táboa6.B"/>
        <table:table-column table:style-name="Táboa6.C"/>
        <table:table-column table:style-name="Táboa6.D"/>
        <table:table-column table:style-name="Táboa6.E"/>
        <table:table-column table:style-name="Táboa6.F"/>
        <table:table-row table:style-name="Táboa6.1">
          <table:table-cell table:style-name="Táboa6.A1" table:number-rows-spanned="2" office:value-type="string">
            <text:p text:style-name="P9">Relación</text:p>
          </table:table-cell>
          <table:table-cell table:style-name="Táboa6.A1" table:number-columns-spanned="4" office:value-type="string">
            <text:p text:style-name="P11">Forma Normal que cumple</text:p>
          </table:table-cell>
          <table:covered-table-cell/>
          <table:covered-table-cell/>
          <table:covered-table-cell/>
          <table:table-cell table:style-name="Táboa6.F1" table:number-rows-spanned="2" office:value-type="string">
            <text:p text:style-name="P11">Relación en FNBC</text:p>
          </table:table-cell>
        </table:table-row>
        <table:table-row table:style-name="Táboa6.1">
          <table:covered-table-cell table:style-name="Táboa6.A1"/>
          <table:table-cell table:style-name="Táboa6.B2" office:value-type="string">
            <text:p text:style-name="P9">1FN</text:p>
            <text:p text:style-name="P13">DF</text:p>
          </table:table-cell>
          <table:table-cell table:style-name="Táboa6.B2" office:value-type="string">
            <text:p text:style-name="P9">2FN <text:span text:style-name="T7">DFC</text:span></text:p>
          </table:table-cell>
          <table:table-cell table:style-name="Táboa6.B2" office:value-type="string">
            <text:p text:style-name="P9">3FN <text:span text:style-name="T7">DFTNP</text:span></text:p>
          </table:table-cell>
          <table:table-cell table:style-name="Táboa6.B2" office:value-type="string">
            <text:p text:style-name="P9">FNBC</text:p>
            <text:p text:style-name="P13">DFTP</text:p>
          </table:table-cell>
          <table:covered-table-cell table:style-name="Táboa6.F1"/>
        </table:table-row>
        <table:table-row>
          <table:table-cell table:style-name="Táboa6.A3" office:value-type="string">
            <text:p text:style-name="P54"/>
          </table:table-cell>
          <table:table-cell table:style-name="Táboa6.B3" office:value-type="string">
            <text:p text:style-name="P56"/>
          </table:table-cell>
          <table:table-cell table:style-name="Táboa6.C3" office:value-type="string">
            <text:p text:style-name="P56"/>
          </table:table-cell>
          <table:table-cell table:style-name="Táboa6.D3" office:value-type="string">
            <text:p text:style-name="P56"/>
          </table:table-cell>
          <table:table-cell table:style-name="Táboa6.E3" office:value-type="string">
            <text:p text:style-name="P56"/>
          </table:table-cell>
          <table:table-cell table:style-name="Táboa6.F3" office:value-type="string">
            <text:p text:style-name="P58"/>
          </table:table-cell>
        </table:table-row>
        <table:table-row>
          <table:table-cell table:style-name="Táboa6.A3" office:value-type="string">
            <text:p text:style-name="P54"/>
          </table:table-cell>
          <table:table-cell table:style-name="Táboa6.B4" office:value-type="string">
            <text:p text:style-name="P56"/>
          </table:table-cell>
          <table:table-cell table:style-name="Táboa6.C4" office:value-type="string">
            <text:p text:style-name="P56"/>
          </table:table-cell>
          <table:table-cell table:style-name="Táboa6.D4" office:value-type="string">
            <text:p text:style-name="P56"/>
          </table:table-cell>
          <table:table-cell table:style-name="Táboa6.E4" office:value-type="string">
            <text:p text:style-name="P56"/>
          </table:table-cell>
          <table:table-cell table:style-name="Táboa6.F4" office:value-type="string">
            <text:p text:style-name="P60"/>
          </table:table-cell>
        </table:table-row>
        <table:table-row>
          <table:table-cell table:style-name="Táboa6.A5" office:value-type="string">
            <text:p text:style-name="P54"/>
          </table:table-cell>
          <table:table-cell table:style-name="Táboa6.B5" office:value-type="string">
            <text:p text:style-name="P56"/>
          </table:table-cell>
          <table:table-cell table:style-name="Táboa6.C5" office:value-type="string">
            <text:p text:style-name="P56"/>
          </table:table-cell>
          <table:table-cell table:style-name="Táboa6.D5" office:value-type="string">
            <text:p text:style-name="P56"/>
          </table:table-cell>
          <table:table-cell table:style-name="Táboa6.E5" office:value-type="string">
            <text:p text:style-name="P56"/>
          </table:table-cell>
          <table:table-cell table:style-name="Táboa6.F5" office:value-type="string">
            <text:p text:style-name="P62"/>
          </table:table-cell>
        </table:table-row>
      </table:table>
      <text:p text:style-name="P81"/>
      <text:p text:style-name="P84"/>
      <table:table table:name="Tabla2" table:style-name="Tabla2">
        <table:table-column table:style-name="Tabla2.A"/>
        <table:table-row>
          <table:table-cell table:style-name="Tabla2.A1" office:value-type="string">
            <text:p text:style-name="P17">Modelo Entidad/Relación</text:p>
          </table:table-cell>
        </table:table-row>
        <table:table-row table:style-name="Tabla2.2">
          <table:table-cell table:style-name="Tabla2.A2" office:value-type="string">
            <text:p text:style-name="P22"/>
          </table:table-cell>
        </table:table-row>
      </table:table>
      <text:p text:style-name="P7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 table:style-name="Tabla3.1">
          <table:table-cell table:style-name="Tabla3.A1" office:value-type="string">
            <text:p text:style-name="P65">Entidad</text:p>
          </table:table-cell>
          <table:table-cell table:style-name="Tabla3.A1" office:value-type="string">
            <text:p text:style-name="P65">Clave primaria</text:p>
          </table:table-cell>
          <table:table-cell table:style-name="Tabla3.A1" office:value-type="string">
            <text:p text:style-name="P65">Clave Secundaria</text:p>
          </table:table-cell>
          <table:table-cell table:style-name="Tabla3.A1" table:number-columns-spanned="3" office:value-type="string">
            <text:p text:style-name="P67">Clave foránea</text:p>
          </table:table-cell>
          <table:covered-table-cell/>
          <table:covered-table-cell/>
          <table:table-cell table:style-name="Tabla3.A1" office:value-type="string">
            <text:p text:style-name="P65">Atributos NO primos</text:p>
          </table:table-cell>
          <table:table-cell table:style-name="Tabla3.H1" office:value-type="string">
            <text:p text:style-name="P65">Atributos multivaluados</text:p>
          </table:table-cell>
        </table:table-row>
        <table:table-row>
          <table:table-cell table:style-name="Tabla3.A2" office:value-type="string">
            <text:p text:style-name="P31"/>
          </table:table-cell>
          <table:table-cell table:style-name="Tabla3.B2" office:value-type="string">
            <text:p text:style-name="P31"/>
          </table:table-cell>
          <table:table-cell table:style-name="Tabla3.C2" office:value-type="string">
            <text:p text:style-name="P33"/>
          </table:table-cell>
          <table:table-cell table:style-name="Tabla3.D2" office:value-type="string">
            <text:p text:style-name="P35"/>
          </table:table-cell>
          <table:table-cell table:style-name="Tabla3.E2" office:value-type="string">
            <text:p text:style-name="P83">→</text:p>
          </table:table-cell>
          <table:table-cell table:style-name="Tabla3.F2" office:value-type="string">
            <text:p text:style-name="P35"/>
          </table:table-cell>
          <table:table-cell table:style-name="Tabla3.G2" office:value-type="string">
            <text:p text:style-name="P31"/>
          </table:table-cell>
          <table:table-cell table:style-name="Tabla3.H2" office:value-type="string">
            <text:p text:style-name="P37"/>
          </table:table-cell>
        </table:table-row>
        <table:table-row>
          <table:table-cell table:style-name="Tabla3.A3" office:value-type="string">
            <text:p text:style-name="P31"/>
          </table:table-cell>
          <table:table-cell table:style-name="Tabla3.B3" office:value-type="string">
            <text:p text:style-name="P31"/>
          </table:table-cell>
          <table:table-cell table:style-name="Tabla3.C3" office:value-type="string">
            <text:p text:style-name="P35"/>
          </table:table-cell>
          <table:table-cell table:style-name="Tabla3.D3" office:value-type="string">
            <text:p text:style-name="P27"/>
          </table:table-cell>
          <table:table-cell table:style-name="Tabla3.E3" office:value-type="string">
            <text:p text:style-name="P83">→</text:p>
          </table:table-cell>
          <table:table-cell table:style-name="Tabla3.F3" office:value-type="string">
            <text:p text:style-name="P27"/>
          </table:table-cell>
          <table:table-cell table:style-name="Tabla3.G3" office:value-type="string">
            <text:list xml:id="list183718525152890" text:continue-numbering="true" text:style-name="L2">
              <text:list-header>
                <text:p text:style-name="P90"/>
              </text:list-header>
            </text:list>
          </table:table-cell>
          <table:table-cell table:style-name="Tabla3.H3" office:value-type="string">
            <text:p text:style-name="P25"/>
          </table:table-cell>
        </table:table-row>
        <table:table-row>
          <table:table-cell table:style-name="Tabla3.A4" office:value-type="string">
            <text:p text:style-name="P31"/>
          </table:table-cell>
          <table:table-cell table:style-name="Tabla3.B4" office:value-type="string">
            <text:p text:style-name="P31"/>
          </table:table-cell>
          <table:table-cell table:style-name="Tabla3.C4" office:value-type="string">
            <text:p text:style-name="P35"/>
          </table:table-cell>
          <table:table-cell table:style-name="Tabla3.D4" office:value-type="string">
            <text:p text:style-name="P39"/>
          </table:table-cell>
          <table:table-cell table:style-name="Tabla3.E4" office:value-type="string">
            <text:p text:style-name="P83">→</text:p>
          </table:table-cell>
          <table:table-cell table:style-name="Tabla3.F4" office:value-type="string">
            <text:p text:style-name="P39"/>
          </table:table-cell>
          <table:table-cell table:style-name="Tabla3.G4" office:value-type="string">
            <text:list xml:id="list183718400767331" text:continue-numbering="true" text:style-name="L2">
              <text:list-header>
                <text:p text:style-name="P90"/>
              </text:list-header>
            </text:list>
          </table:table-cell>
          <table:table-cell table:style-name="Tabla3.H4" office:value-type="string">
            <text:p text:style-name="P29"/>
          </table:table-cell>
        </table:table-row>
      </table:table>
      <text:p text:style-name="P74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column table:style-name="Tabla5.H"/>
        <table:table-column table:style-name="Tabla5.I"/>
        <table:table-column table:style-name="Tabla5.J"/>
        <table:table-column table:style-name="Tabla5.K"/>
        <table:table-row table:style-name="Tabla5.1">
          <table:table-cell table:style-name="Tabla5.A1" table:number-rows-spanned="2" office:value-type="string">
            <text:p text:style-name="P2">Relación</text:p>
          </table:table-cell>
          <table:table-cell table:style-name="Tabla5.A1" table:number-rows-spanned="2" office:value-type="string">
            <text:p text:style-name="P2">Clave primaria</text:p>
          </table:table-cell>
          <table:table-cell table:style-name="Tabla5.A1" table:number-rows-spanned="2" table:number-columns-spanned="3" office:value-type="string">
            <text:p text:style-name="P2">Clave ajena <text:span text:style-name="T2">o foránea</text:span></text:p>
          </table:table-cell>
          <table:covered-table-cell/>
          <table:covered-table-cell/>
          <table:table-cell table:style-name="Tabla5.A1" table:number-rows-spanned="2" office:value-type="string">
            <text:p text:style-name="P2">Atributos NO primos</text:p>
          </table:table-cell>
          <table:table-cell table:style-name="Tabla5.A1" table:number-rows-spanned="2" office:value-type="string">
            <text:p text:style-name="P2">Cardinalidad</text:p>
          </table:table-cell>
          <table:table-cell table:style-name="Tabla5.A1" table:number-columns-spanned="2" office:value-type="string">
            <text:p text:style-name="P2">Entidad</text:p>
          </table:table-cell>
          <table:covered-table-cell/>
          <table:table-cell table:style-name="Tabla5.J1" table:number-columns-spanned="2" office:value-type="string">
            <text:p text:style-name="P4">Entidad</text:p>
          </table:table-cell>
          <table:covered-table-cell/>
        </table:table-row>
        <table:table-row table:style-name="Tabla5.1">
          <table:covered-table-cell table:style-name="Tabla5.A1"/>
          <table:covered-table-cell table:style-name="Tabla5.A1"/>
          <table:covered-table-cell table:style-name="Tabla5.A1"/>
          <table:covered-table-cell/>
          <table:covered-table-cell/>
          <table:covered-table-cell table:style-name="Tabla5.A1"/>
          <table:covered-table-cell table:style-name="Tabla5.A1"/>
          <table:table-cell table:style-name="Tabla5.H2" office:value-type="string">
            <text:p text:style-name="P2">Nombre</text:p>
          </table:table-cell>
          <table:table-cell table:style-name="Tabla5.H2" office:value-type="string">
            <text:p text:style-name="P2">Participación</text:p>
          </table:table-cell>
          <table:table-cell table:style-name="Tabla5.H2" office:value-type="string">
            <text:p text:style-name="P4">Nombre</text:p>
          </table:table-cell>
          <table:table-cell table:style-name="Tabla5.K2" office:value-type="string">
            <text:p text:style-name="P4">Participación</text:p>
          </table:table-cell>
        </table:table-row>
        <table:table-row table:style-name="Tabla5.1">
          <table:table-cell table:style-name="Tabla5.A3" office:value-type="string">
            <text:p text:style-name="P31"/>
          </table:table-cell>
          <table:table-cell table:style-name="Tabla5.B3" office:value-type="string">
            <text:p text:style-name="P41"/>
          </table:table-cell>
          <table:table-cell table:style-name="Tabla5.C3" office:value-type="string">
            <text:p text:style-name="P43"/>
          </table:table-cell>
          <table:table-cell table:style-name="Tabla5.D3" office:value-type="string">
            <text:p text:style-name="P83">→→</text:p>
          </table:table-cell>
          <table:table-cell table:style-name="Tabla5.E3" office:value-type="string">
            <text:p text:style-name="P45"/>
          </table:table-cell>
          <table:table-cell table:style-name="Tabla5.F3" office:value-type="string">
            <text:p text:style-name="P41"/>
          </table:table-cell>
          <table:table-cell table:style-name="Tabla5.G3" office:value-type="string">
            <text:p text:style-name="P41"/>
          </table:table-cell>
          <table:table-cell table:style-name="Tabla5.H3" office:value-type="string">
            <text:p text:style-name="P41"/>
          </table:table-cell>
          <table:table-cell table:style-name="Tabla5.I3" office:value-type="string">
            <text:p text:style-name="P41"/>
          </table:table-cell>
          <table:table-cell table:style-name="Tabla5.J3" office:value-type="string">
            <text:p text:style-name="P41"/>
          </table:table-cell>
          <table:table-cell table:style-name="Tabla5.K3" office:value-type="string">
            <text:p text:style-name="P41"/>
          </table:table-cell>
        </table:table-row>
        <table:table-row table:style-name="Tabla5.1">
          <table:table-cell table:style-name="Tabla5.A3" office:value-type="string">
            <text:p text:style-name="P31"/>
          </table:table-cell>
          <table:table-cell table:style-name="Tabla5.B4" office:value-type="string">
            <text:p text:style-name="P41"/>
          </table:table-cell>
          <table:table-cell table:style-name="Tabla5.C4" office:value-type="string">
            <text:p text:style-name="P43"/>
          </table:table-cell>
          <table:table-cell table:style-name="Tabla5.D4" office:value-type="string">
            <text:p text:style-name="P83">→→</text:p>
          </table:table-cell>
          <table:table-cell table:style-name="Tabla5.E4" office:value-type="string">
            <text:p text:style-name="P45"/>
          </table:table-cell>
          <table:table-cell table:style-name="Tabla5.F3" office:value-type="string">
            <text:p text:style-name="P41"/>
          </table:table-cell>
          <table:table-cell table:style-name="Tabla5.G4" office:value-type="string">
            <text:p text:style-name="P41"/>
          </table:table-cell>
          <table:table-cell table:style-name="Tabla5.H4" office:value-type="string">
            <text:p text:style-name="P41"/>
          </table:table-cell>
          <table:table-cell table:style-name="Tabla5.I4" office:value-type="string">
            <text:p text:style-name="P41"/>
          </table:table-cell>
          <table:table-cell table:style-name="Tabla5.J4" office:value-type="string">
            <text:p text:style-name="P41"/>
          </table:table-cell>
          <table:table-cell table:style-name="Tabla5.K4" office:value-type="string">
            <text:p text:style-name="P41"/>
          </table:table-cell>
        </table:table-row>
        <table:table-row table:style-name="Tabla5.1">
          <table:table-cell table:style-name="Tabla5.A5" office:value-type="string">
            <text:p text:style-name="P31"/>
          </table:table-cell>
          <table:table-cell table:style-name="Tabla5.B5" office:value-type="string">
            <text:p text:style-name="P41"/>
          </table:table-cell>
          <table:table-cell table:style-name="Tabla5.C5" office:value-type="string">
            <text:p text:style-name="P43"/>
          </table:table-cell>
          <table:table-cell table:style-name="Tabla5.D5" office:value-type="string">
            <text:p text:style-name="P83">→→</text:p>
          </table:table-cell>
          <table:table-cell table:style-name="Tabla5.E5" office:value-type="string">
            <text:p text:style-name="P45"/>
          </table:table-cell>
          <table:table-cell table:style-name="Tabla5.F5" office:value-type="string">
            <text:p text:style-name="P41"/>
          </table:table-cell>
          <table:table-cell table:style-name="Tabla5.G5" office:value-type="string">
            <text:p text:style-name="P41"/>
          </table:table-cell>
          <table:table-cell table:style-name="Tabla5.H5" office:value-type="string">
            <text:p text:style-name="P41"/>
          </table:table-cell>
          <table:table-cell table:style-name="Tabla5.I5" office:value-type="string">
            <text:p text:style-name="P41"/>
          </table:table-cell>
          <table:table-cell table:style-name="Tabla5.J5" office:value-type="string">
            <text:p text:style-name="P41"/>
          </table:table-cell>
          <table:table-cell table:style-name="Tabla5.K5" office:value-type="string">
            <text:p text:style-name="P41"/>
          </table:table-cell>
        </table:table-row>
      </table:table>
      <text:p text:style-name="P74"/>
      <text:p text:style-name="P84"/>
      <text:p text:style-name="P74"/>
      <text:p text:style-name="P77"/>
      <table:table table:name="Tabla6" table:style-name="Tabla6">
        <table:table-column table:style-name="Tabla6.A"/>
        <table:table-row>
          <table:table-cell table:style-name="Tabla6.A1" office:value-type="string">
            <text:p text:style-name="P17">Modelo Relaci<text:span text:style-name="T6">onal</text:span></text:p>
          </table:table-cell>
        </table:table-row>
        <table:table-row table:style-name="Tabla6.2">
          <table:table-cell table:style-name="Tabla6.A2" office:value-type="string">
            <text:p text:style-name="P23"/>
          </table:table-cell>
        </table:table-row>
      </table:table>
      <text:p text:style-name="P78"/>
      <text:p text:style-name="P78"/>
      <table:table table:name="Tabla7" table:style-name="Tabla7">
        <table:table-column table:style-name="Tabla7.A"/>
        <table:table-column table:style-name="Tabla7.B"/>
        <table:table-column table:style-name="Tabla7.A"/>
        <table:table-column table:style-name="Tabla7.D"/>
        <table:table-column table:style-name="Tabla7.E"/>
        <table:table-column table:style-name="Tabla7.F"/>
        <table:table-column table:style-name="Tabla7.G"/>
        <table:table-column table:style-name="Tabla7.H"/>
        <table:table-column table:style-name="Tabla7.I"/>
        <table:table-row table:style-name="Tabla7.1">
          <table:table-cell table:style-name="Tabla7.A1" table:number-rows-spanned="2" office:value-type="string">
            <text:p text:style-name="P6">Relación</text:p>
          </table:table-cell>
          <table:table-cell table:style-name="Tabla7.A1" table:number-rows-spanned="2" office:value-type="string">
            <text:p text:style-name="P6">Clave primaria</text:p>
          </table:table-cell>
          <table:table-cell table:style-name="Tabla7.A1" table:number-rows-spanned="2" office:value-type="string">
            <text:p text:style-name="P6">Clave alterna</text:p>
          </table:table-cell>
          <table:table-cell table:style-name="Tabla7.A1" table:number-rows-spanned="2" table:number-columns-spanned="3" office:value-type="string">
            <text:p text:style-name="P6">Clave foránea</text:p>
          </table:table-cell>
          <table:covered-table-cell/>
          <table:covered-table-cell/>
          <table:table-cell table:style-name="Tabla7.A1" table:number-rows-spanned="2" office:value-type="string">
            <text:p text:style-name="P6">Atributos NO primos</text:p>
          </table:table-cell>
          <table:table-cell table:style-name="Tabla7.H1" table:number-columns-spanned="2" office:value-type="string">
            <text:p text:style-name="P6">Transtividad entre atributos</text:p>
          </table:table-cell>
          <table:covered-table-cell/>
        </table:table-row>
        <table:table-row table:style-name="Tabla7.1">
          <table:covered-table-cell table:style-name="Tabla7.A1"/>
          <table:covered-table-cell table:style-name="Tabla7.A1"/>
          <table:covered-table-cell table:style-name="Tabla7.A1"/>
          <table:covered-table-cell table:style-name="Tabla7.A1"/>
          <table:covered-table-cell/>
          <table:covered-table-cell/>
          <table:covered-table-cell table:style-name="Tabla7.A1"/>
          <table:table-cell table:style-name="Tabla7.H2" office:value-type="string">
            <text:p text:style-name="P8">SÍ primos</text:p>
          </table:table-cell>
          <table:table-cell table:style-name="Tabla7.I2" office:value-type="string">
            <text:p text:style-name="P8">NO primos</text:p>
          </table:table-cell>
        </table:table-row>
        <table:table-row>
          <table:table-cell table:style-name="Tabla7.A3" office:value-type="string">
            <text:p text:style-name="P47"/>
          </table:table-cell>
          <table:table-cell table:style-name="Tabla7.B3" office:value-type="string">
            <text:p text:style-name="P47"/>
          </table:table-cell>
          <table:table-cell table:style-name="Tabla7.C3" office:value-type="string">
            <text:p text:style-name="P47"/>
          </table:table-cell>
          <table:table-cell table:style-name="Tabla7.D3" office:value-type="string">
            <text:p text:style-name="P29"/>
          </table:table-cell>
          <table:table-cell table:style-name="Tabla7.E3" office:value-type="string">
            <text:p text:style-name="P83">→</text:p>
          </table:table-cell>
          <table:table-cell table:style-name="Tabla7.F3" office:value-type="string">
            <text:p text:style-name="P29"/>
          </table:table-cell>
          <table:table-cell table:style-name="Tabla7.G3" office:value-type="string">
            <text:p text:style-name="P47"/>
          </table:table-cell>
          <table:table-cell table:style-name="Tabla7.H3" office:value-type="string">
            <text:p text:style-name="P51"/>
          </table:table-cell>
          <table:table-cell table:style-name="Tabla7.I3" office:value-type="string">
            <text:p text:style-name="P29"/>
          </table:table-cell>
        </table:table-row>
        <table:table-row>
          <table:table-cell table:style-name="Tabla7.A3" office:value-type="string">
            <text:p text:style-name="P47"/>
          </table:table-cell>
          <table:table-cell table:style-name="Tabla7.B4" office:value-type="string">
            <text:p text:style-name="P47"/>
          </table:table-cell>
          <table:table-cell table:style-name="Tabla7.C4" office:value-type="string">
            <text:p text:style-name="P29"/>
          </table:table-cell>
          <table:table-cell table:style-name="Tabla7.D4" office:value-type="string">
            <text:p text:style-name="P49"/>
          </table:table-cell>
          <table:table-cell table:style-name="Tabla7.E4" office:value-type="string">
            <text:p text:style-name="P83">→</text:p>
          </table:table-cell>
          <table:table-cell table:style-name="Tabla7.F4" office:value-type="string">
            <text:p text:style-name="P49"/>
          </table:table-cell>
          <table:table-cell table:style-name="Tabla7.G4" office:value-type="string">
            <text:p text:style-name="P47"/>
          </table:table-cell>
          <table:table-cell table:style-name="Tabla7.H4" office:value-type="string">
            <text:p text:style-name="P29"/>
          </table:table-cell>
          <table:table-cell table:style-name="Tabla7.I4" office:value-type="string">
            <text:p text:style-name="P29"/>
          </table:table-cell>
        </table:table-row>
        <table:table-row>
          <table:table-cell table:style-name="Tabla7.A5" office:value-type="string">
            <text:p text:style-name="P47"/>
          </table:table-cell>
          <table:table-cell table:style-name="Tabla7.B5" office:value-type="string">
            <text:p text:style-name="P47"/>
          </table:table-cell>
          <table:table-cell table:style-name="Tabla7.C5" office:value-type="string">
            <text:p text:style-name="P29"/>
          </table:table-cell>
          <table:table-cell table:style-name="Tabla7.D5" office:value-type="string">
            <text:p text:style-name="P53"/>
          </table:table-cell>
          <table:table-cell table:style-name="Tabla7.E5" office:value-type="string">
            <text:p text:style-name="P83">→</text:p>
          </table:table-cell>
          <table:table-cell table:style-name="Tabla7.F5" office:value-type="string">
            <text:p text:style-name="P83"/>
          </table:table-cell>
          <table:table-cell table:style-name="Tabla7.G5" office:value-type="string">
            <text:p text:style-name="P47"/>
          </table:table-cell>
          <table:table-cell table:style-name="Tabla7.H5" office:value-type="string">
            <text:p text:style-name="P29"/>
          </table:table-cell>
          <table:table-cell table:style-name="Tabla7.I5" office:value-type="string">
            <text:p text:style-name="P47"/>
          </table:table-cell>
        </table:table-row>
      </table:table>
      <text:p text:style-name="P80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row table:style-name="Tabla8.1">
          <table:table-cell table:style-name="Tabla8.A1" table:number-rows-spanned="2" office:value-type="string">
            <text:p text:style-name="P10">Relación</text:p>
          </table:table-cell>
          <table:table-cell table:style-name="Tabla8.A1" table:number-columns-spanned="4" office:value-type="string">
            <text:p text:style-name="P12">Forma Normal que cumple</text:p>
          </table:table-cell>
          <table:covered-table-cell/>
          <table:covered-table-cell/>
          <table:covered-table-cell/>
          <table:table-cell table:style-name="Tabla8.F1" table:number-rows-spanned="2" office:value-type="string">
            <text:p text:style-name="P12">Relación en FNBC</text:p>
          </table:table-cell>
        </table:table-row>
        <table:table-row table:style-name="Tabla8.1">
          <table:covered-table-cell table:style-name="Tabla8.A1"/>
          <table:table-cell table:style-name="Tabla8.B2" office:value-type="string">
            <text:p text:style-name="P10">1FN</text:p>
            <text:p text:style-name="P14">DF</text:p>
          </table:table-cell>
          <table:table-cell table:style-name="Tabla8.B2" office:value-type="string">
            <text:p text:style-name="P10">2FN <text:span text:style-name="T7">DFC</text:span></text:p>
          </table:table-cell>
          <table:table-cell table:style-name="Tabla8.B2" office:value-type="string">
            <text:p text:style-name="P10">3FN <text:span text:style-name="T7">DFTNP</text:span></text:p>
          </table:table-cell>
          <table:table-cell table:style-name="Tabla8.B2" office:value-type="string">
            <text:p text:style-name="P10">FNBC</text:p>
            <text:p text:style-name="P14">DFTP</text:p>
          </table:table-cell>
          <table:covered-table-cell table:style-name="Tabla8.F1"/>
        </table:table-row>
        <table:table-row>
          <table:table-cell table:style-name="Tabla8.A3" office:value-type="string">
            <text:p text:style-name="P55"/>
          </table:table-cell>
          <table:table-cell table:style-name="Tabla8.B3" office:value-type="string">
            <text:p text:style-name="P57"/>
          </table:table-cell>
          <table:table-cell table:style-name="Tabla8.C3" office:value-type="string">
            <text:p text:style-name="P57"/>
          </table:table-cell>
          <table:table-cell table:style-name="Tabla8.D3" office:value-type="string">
            <text:p text:style-name="P57"/>
          </table:table-cell>
          <table:table-cell table:style-name="Tabla8.E3" office:value-type="string">
            <text:p text:style-name="P57"/>
          </table:table-cell>
          <table:table-cell table:style-name="Tabla8.F3" office:value-type="string">
            <text:p text:style-name="P59"/>
          </table:table-cell>
        </table:table-row>
        <table:table-row>
          <table:table-cell table:style-name="Tabla8.A3" office:value-type="string">
            <text:p text:style-name="P55"/>
          </table:table-cell>
          <table:table-cell table:style-name="Tabla8.B4" office:value-type="string">
            <text:p text:style-name="P57"/>
          </table:table-cell>
          <table:table-cell table:style-name="Tabla8.C4" office:value-type="string">
            <text:p text:style-name="P57"/>
          </table:table-cell>
          <table:table-cell table:style-name="Tabla8.D4" office:value-type="string">
            <text:p text:style-name="P57"/>
          </table:table-cell>
          <table:table-cell table:style-name="Tabla8.E4" office:value-type="string">
            <text:p text:style-name="P57"/>
          </table:table-cell>
          <table:table-cell table:style-name="Tabla8.F4" office:value-type="string">
            <text:p text:style-name="P61"/>
          </table:table-cell>
        </table:table-row>
        <table:table-row>
          <table:table-cell table:style-name="Tabla8.A5" office:value-type="string">
            <text:p text:style-name="P55"/>
          </table:table-cell>
          <table:table-cell table:style-name="Tabla8.B5" office:value-type="string">
            <text:p text:style-name="P57"/>
          </table:table-cell>
          <table:table-cell table:style-name="Tabla8.C5" office:value-type="string">
            <text:p text:style-name="P57"/>
          </table:table-cell>
          <table:table-cell table:style-name="Tabla8.D5" office:value-type="string">
            <text:p text:style-name="P57"/>
          </table:table-cell>
          <table:table-cell table:style-name="Tabla8.E5" office:value-type="string">
            <text:p text:style-name="P57"/>
          </table:table-cell>
          <table:table-cell table:style-name="Tabla8.F5" office:value-type="string">
            <text:p text:style-name="P63"/>
          </table:table-cell>
        </table:table-row>
      </table:table>
      <text:p text:style-name="P84"/>
      <text:p text:style-name="P84"/>
      <table:table table:name="Tabla9" table:style-name="Tabla9">
        <table:table-column table:style-name="Tabla9.A"/>
        <table:table-row>
          <table:table-cell table:style-name="Tabla9.A1" office:value-type="string">
            <text:p text:style-name="P17">Modelo Entidad/Relación</text:p>
          </table:table-cell>
        </table:table-row>
        <table:table-row table:style-name="Tabla9.2">
          <table:table-cell table:style-name="Tabla9.A2" office:value-type="string">
            <text:p text:style-name="P22"/>
          </table:table-cell>
        </table:table-row>
      </table:table>
      <text:p text:style-name="P74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column table:style-name="Tabla10.F"/>
        <table:table-column table:style-name="Tabla10.G"/>
        <table:table-column table:style-name="Tabla10.H"/>
        <table:table-row table:style-name="Tabla10.1">
          <table:table-cell table:style-name="Tabla10.A1" office:value-type="string">
            <text:p text:style-name="P65">Entidad</text:p>
          </table:table-cell>
          <table:table-cell table:style-name="Tabla10.A1" office:value-type="string">
            <text:p text:style-name="P65">Clave primaria</text:p>
          </table:table-cell>
          <table:table-cell table:style-name="Tabla10.A1" office:value-type="string">
            <text:p text:style-name="P65">Clave Secundaria</text:p>
          </table:table-cell>
          <table:table-cell table:style-name="Tabla10.A1" table:number-columns-spanned="3" office:value-type="string">
            <text:p text:style-name="P67">Clave foránea</text:p>
          </table:table-cell>
          <table:covered-table-cell/>
          <table:covered-table-cell/>
          <table:table-cell table:style-name="Tabla10.A1" office:value-type="string">
            <text:p text:style-name="P65">Atributos NO primos</text:p>
          </table:table-cell>
          <table:table-cell table:style-name="Tabla10.H1" office:value-type="string">
            <text:p text:style-name="P65">Atributos multivaluados</text:p>
          </table:table-cell>
        </table:table-row>
        <table:table-row>
          <table:table-cell table:style-name="Tabla10.A2" office:value-type="string">
            <text:p text:style-name="P31"/>
          </table:table-cell>
          <table:table-cell table:style-name="Tabla10.B2" office:value-type="string">
            <text:p text:style-name="P31"/>
          </table:table-cell>
          <table:table-cell table:style-name="Tabla10.C2" office:value-type="string">
            <text:p text:style-name="P33"/>
          </table:table-cell>
          <table:table-cell table:style-name="Tabla10.D2" office:value-type="string">
            <text:p text:style-name="P35"/>
          </table:table-cell>
          <table:table-cell table:style-name="Tabla10.E2" office:value-type="string">
            <text:p text:style-name="P83">→</text:p>
          </table:table-cell>
          <table:table-cell table:style-name="Tabla10.F2" office:value-type="string">
            <text:p text:style-name="P35"/>
          </table:table-cell>
          <table:table-cell table:style-name="Tabla10.G2" office:value-type="string">
            <text:p text:style-name="P31"/>
          </table:table-cell>
          <table:table-cell table:style-name="Tabla10.H2" office:value-type="string">
            <text:p text:style-name="P37"/>
          </table:table-cell>
        </table:table-row>
        <table:table-row>
          <table:table-cell table:style-name="Tabla10.A3" office:value-type="string">
            <text:p text:style-name="P31"/>
          </table:table-cell>
          <table:table-cell table:style-name="Tabla10.B3" office:value-type="string">
            <text:p text:style-name="P31"/>
          </table:table-cell>
          <table:table-cell table:style-name="Tabla10.C3" office:value-type="string">
            <text:p text:style-name="P35"/>
          </table:table-cell>
          <table:table-cell table:style-name="Tabla10.D3" office:value-type="string">
            <text:p text:style-name="P27"/>
          </table:table-cell>
          <table:table-cell table:style-name="Tabla10.E3" office:value-type="string">
            <text:p text:style-name="P83">→</text:p>
          </table:table-cell>
          <table:table-cell table:style-name="Tabla10.F3" office:value-type="string">
            <text:p text:style-name="P27"/>
          </table:table-cell>
          <table:table-cell table:style-name="Tabla10.G3" office:value-type="string">
            <text:list xml:id="list183719213964192" text:continue-numbering="true" text:style-name="L2">
              <text:list-header>
                <text:p text:style-name="P90"/>
              </text:list-header>
            </text:list>
          </table:table-cell>
          <table:table-cell table:style-name="Tabla10.H3" office:value-type="string">
            <text:p text:style-name="P25"/>
          </table:table-cell>
        </table:table-row>
        <table:table-row>
          <table:table-cell table:style-name="Tabla10.A4" office:value-type="string">
            <text:p text:style-name="P31"/>
          </table:table-cell>
          <table:table-cell table:style-name="Tabla10.B4" office:value-type="string">
            <text:p text:style-name="P31"/>
          </table:table-cell>
          <table:table-cell table:style-name="Tabla10.C4" office:value-type="string">
            <text:p text:style-name="P35"/>
          </table:table-cell>
          <table:table-cell table:style-name="Tabla10.D4" office:value-type="string">
            <text:p text:style-name="P39"/>
          </table:table-cell>
          <table:table-cell table:style-name="Tabla10.E4" office:value-type="string">
            <text:p text:style-name="P83">→</text:p>
          </table:table-cell>
          <table:table-cell table:style-name="Tabla10.F4" office:value-type="string">
            <text:p text:style-name="P39"/>
          </table:table-cell>
          <table:table-cell table:style-name="Tabla10.G4" office:value-type="string">
            <text:list xml:id="list183720060202361" text:continue-numbering="true" text:style-name="L2">
              <text:list-header>
                <text:p text:style-name="P90"/>
              </text:list-header>
            </text:list>
          </table:table-cell>
          <table:table-cell table:style-name="Tabla10.H4" office:value-type="string">
            <text:p text:style-name="P29"/>
          </table:table-cell>
        </table:table-row>
      </table:table>
      <text:p text:style-name="P74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column table:style-name="Tabla11.F"/>
        <table:table-column table:style-name="Tabla11.G"/>
        <table:table-column table:style-name="Tabla11.H"/>
        <table:table-column table:style-name="Tabla11.I"/>
        <table:table-column table:style-name="Tabla11.J"/>
        <table:table-column table:style-name="Tabla11.K"/>
        <table:table-row table:style-name="Tabla11.1">
          <table:table-cell table:style-name="Tabla11.A1" table:number-rows-spanned="2" office:value-type="string">
            <text:p text:style-name="P2">Relación</text:p>
          </table:table-cell>
          <table:table-cell table:style-name="Tabla11.A1" table:number-rows-spanned="2" office:value-type="string">
            <text:p text:style-name="P2">Clave primaria</text:p>
          </table:table-cell>
          <table:table-cell table:style-name="Tabla11.A1" table:number-rows-spanned="2" table:number-columns-spanned="3" office:value-type="string">
            <text:p text:style-name="P2">Clave ajena <text:span text:style-name="T2">o foránea</text:span></text:p>
          </table:table-cell>
          <table:covered-table-cell/>
          <table:covered-table-cell/>
          <table:table-cell table:style-name="Tabla11.A1" table:number-rows-spanned="2" office:value-type="string">
            <text:p text:style-name="P2">Atributos NO primos</text:p>
          </table:table-cell>
          <table:table-cell table:style-name="Tabla11.A1" table:number-rows-spanned="2" office:value-type="string">
            <text:p text:style-name="P2">Cardinalidad</text:p>
          </table:table-cell>
          <table:table-cell table:style-name="Tabla11.A1" table:number-columns-spanned="2" office:value-type="string">
            <text:p text:style-name="P2">Entidad</text:p>
          </table:table-cell>
          <table:covered-table-cell/>
          <table:table-cell table:style-name="Tabla11.J1" table:number-columns-spanned="2" office:value-type="string">
            <text:p text:style-name="P4">Entidad</text:p>
          </table:table-cell>
          <table:covered-table-cell/>
        </table:table-row>
        <table:table-row table:style-name="Tabla11.1">
          <table:covered-table-cell table:style-name="Tabla11.A1"/>
          <table:covered-table-cell table:style-name="Tabla11.A1"/>
          <table:covered-table-cell table:style-name="Tabla11.A1"/>
          <table:covered-table-cell/>
          <table:covered-table-cell/>
          <table:covered-table-cell table:style-name="Tabla11.A1"/>
          <table:covered-table-cell table:style-name="Tabla11.A1"/>
          <table:table-cell table:style-name="Tabla11.H2" office:value-type="string">
            <text:p text:style-name="P2">Nombre</text:p>
          </table:table-cell>
          <table:table-cell table:style-name="Tabla11.H2" office:value-type="string">
            <text:p text:style-name="P2">Participación</text:p>
          </table:table-cell>
          <table:table-cell table:style-name="Tabla11.H2" office:value-type="string">
            <text:p text:style-name="P4">Nombre</text:p>
          </table:table-cell>
          <table:table-cell table:style-name="Tabla11.K2" office:value-type="string">
            <text:p text:style-name="P4">Participación</text:p>
          </table:table-cell>
        </table:table-row>
        <table:table-row table:style-name="Tabla11.1">
          <table:table-cell table:style-name="Tabla11.A3" office:value-type="string">
            <text:p text:style-name="P31"/>
          </table:table-cell>
          <table:table-cell table:style-name="Tabla11.B3" office:value-type="string">
            <text:p text:style-name="P41"/>
          </table:table-cell>
          <table:table-cell table:style-name="Tabla11.C3" office:value-type="string">
            <text:p text:style-name="P43"/>
          </table:table-cell>
          <table:table-cell table:style-name="Tabla11.D3" office:value-type="string">
            <text:p text:style-name="P83">→→</text:p>
          </table:table-cell>
          <table:table-cell table:style-name="Tabla11.E3" office:value-type="string">
            <text:p text:style-name="P45"/>
          </table:table-cell>
          <table:table-cell table:style-name="Tabla11.F3" office:value-type="string">
            <text:p text:style-name="P41"/>
          </table:table-cell>
          <table:table-cell table:style-name="Tabla11.G3" office:value-type="string">
            <text:p text:style-name="P41"/>
          </table:table-cell>
          <table:table-cell table:style-name="Tabla11.H3" office:value-type="string">
            <text:p text:style-name="P41"/>
          </table:table-cell>
          <table:table-cell table:style-name="Tabla11.I3" office:value-type="string">
            <text:p text:style-name="P41"/>
          </table:table-cell>
          <table:table-cell table:style-name="Tabla11.J3" office:value-type="string">
            <text:p text:style-name="P41"/>
          </table:table-cell>
          <table:table-cell table:style-name="Tabla11.K3" office:value-type="string">
            <text:p text:style-name="P41"/>
          </table:table-cell>
        </table:table-row>
        <table:table-row table:style-name="Tabla11.1">
          <table:table-cell table:style-name="Tabla11.A3" office:value-type="string">
            <text:p text:style-name="P31"/>
          </table:table-cell>
          <table:table-cell table:style-name="Tabla11.B4" office:value-type="string">
            <text:p text:style-name="P41"/>
          </table:table-cell>
          <table:table-cell table:style-name="Tabla11.C4" office:value-type="string">
            <text:p text:style-name="P43"/>
          </table:table-cell>
          <table:table-cell table:style-name="Tabla11.D4" office:value-type="string">
            <text:p text:style-name="P83">→→</text:p>
          </table:table-cell>
          <table:table-cell table:style-name="Tabla11.E4" office:value-type="string">
            <text:p text:style-name="P45"/>
          </table:table-cell>
          <table:table-cell table:style-name="Tabla11.F3" office:value-type="string">
            <text:p text:style-name="P41"/>
          </table:table-cell>
          <table:table-cell table:style-name="Tabla11.G4" office:value-type="string">
            <text:p text:style-name="P41"/>
          </table:table-cell>
          <table:table-cell table:style-name="Tabla11.H4" office:value-type="string">
            <text:p text:style-name="P41"/>
          </table:table-cell>
          <table:table-cell table:style-name="Tabla11.I4" office:value-type="string">
            <text:p text:style-name="P41"/>
          </table:table-cell>
          <table:table-cell table:style-name="Tabla11.J4" office:value-type="string">
            <text:p text:style-name="P41"/>
          </table:table-cell>
          <table:table-cell table:style-name="Tabla11.K4" office:value-type="string">
            <text:p text:style-name="P41"/>
          </table:table-cell>
        </table:table-row>
        <table:table-row table:style-name="Tabla11.1">
          <table:table-cell table:style-name="Tabla11.A5" office:value-type="string">
            <text:p text:style-name="P31"/>
          </table:table-cell>
          <table:table-cell table:style-name="Tabla11.B5" office:value-type="string">
            <text:p text:style-name="P41"/>
          </table:table-cell>
          <table:table-cell table:style-name="Tabla11.C5" office:value-type="string">
            <text:p text:style-name="P43"/>
          </table:table-cell>
          <table:table-cell table:style-name="Tabla11.D5" office:value-type="string">
            <text:p text:style-name="P83">→→</text:p>
          </table:table-cell>
          <table:table-cell table:style-name="Tabla11.E5" office:value-type="string">
            <text:p text:style-name="P45"/>
          </table:table-cell>
          <table:table-cell table:style-name="Tabla11.F5" office:value-type="string">
            <text:p text:style-name="P41"/>
          </table:table-cell>
          <table:table-cell table:style-name="Tabla11.G5" office:value-type="string">
            <text:p text:style-name="P41"/>
          </table:table-cell>
          <table:table-cell table:style-name="Tabla11.H5" office:value-type="string">
            <text:p text:style-name="P41"/>
          </table:table-cell>
          <table:table-cell table:style-name="Tabla11.I5" office:value-type="string">
            <text:p text:style-name="P41"/>
          </table:table-cell>
          <table:table-cell table:style-name="Tabla11.J5" office:value-type="string">
            <text:p text:style-name="P41"/>
          </table:table-cell>
          <table:table-cell table:style-name="Tabla11.K5" office:value-type="string">
            <text:p text:style-name="P41"/>
          </table:table-cell>
        </table:table-row>
      </table:table>
      <text:p text:style-name="P74"/>
      <text:p text:style-name="P84"/>
      <text:p text:style-name="P74"/>
      <text:p text:style-name="P77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7">Modelo Relaci<text:span text:style-name="T6">onal</text:span></text:p>
          </table:table-cell>
        </table:table-row>
        <table:table-row table:style-name="Tabla12.2">
          <table:table-cell table:style-name="Tabla12.A2" office:value-type="string">
            <text:p text:style-name="P23"/>
          </table:table-cell>
        </table:table-row>
      </table:table>
      <text:p text:style-name="P78"/>
      <text:p text:style-name="P78"/>
      <table:table table:name="Tabla13" table:style-name="Tabla13">
        <table:table-column table:style-name="Tabla13.A"/>
        <table:table-column table:style-name="Tabla13.B"/>
        <table:table-column table:style-name="Tabla13.A"/>
        <table:table-column table:style-name="Tabla13.D"/>
        <table:table-column table:style-name="Tabla13.E"/>
        <table:table-column table:style-name="Tabla13.F"/>
        <table:table-column table:style-name="Tabla13.G"/>
        <table:table-column table:style-name="Tabla13.H"/>
        <table:table-column table:style-name="Tabla13.I"/>
        <table:table-row table:style-name="Tabla13.1">
          <table:table-cell table:style-name="Tabla13.A1" table:number-rows-spanned="2" office:value-type="string">
            <text:p text:style-name="P6">Relación</text:p>
          </table:table-cell>
          <table:table-cell table:style-name="Tabla13.A1" table:number-rows-spanned="2" office:value-type="string">
            <text:p text:style-name="P6">Clave primaria</text:p>
          </table:table-cell>
          <table:table-cell table:style-name="Tabla13.A1" table:number-rows-spanned="2" office:value-type="string">
            <text:p text:style-name="P6">Clave alterna</text:p>
          </table:table-cell>
          <table:table-cell table:style-name="Tabla13.A1" table:number-rows-spanned="2" table:number-columns-spanned="3" office:value-type="string">
            <text:p text:style-name="P6">Clave foránea</text:p>
          </table:table-cell>
          <table:covered-table-cell/>
          <table:covered-table-cell/>
          <table:table-cell table:style-name="Tabla13.A1" table:number-rows-spanned="2" office:value-type="string">
            <text:p text:style-name="P6">Atributos NO primos</text:p>
          </table:table-cell>
          <table:table-cell table:style-name="Tabla13.H1" table:number-columns-spanned="2" office:value-type="string">
            <text:p text:style-name="P6">Transtividad entre atributos</text:p>
          </table:table-cell>
          <table:covered-table-cell/>
        </table:table-row>
        <table:table-row table:style-name="Tabla13.1">
          <table:covered-table-cell table:style-name="Tabla13.A1"/>
          <table:covered-table-cell table:style-name="Tabla13.A1"/>
          <table:covered-table-cell table:style-name="Tabla13.A1"/>
          <table:covered-table-cell table:style-name="Tabla13.A1"/>
          <table:covered-table-cell/>
          <table:covered-table-cell/>
          <table:covered-table-cell table:style-name="Tabla13.A1"/>
          <table:table-cell table:style-name="Tabla13.H2" office:value-type="string">
            <text:p text:style-name="P8">SÍ primos</text:p>
          </table:table-cell>
          <table:table-cell table:style-name="Tabla13.I2" office:value-type="string">
            <text:p text:style-name="P8">NO primos</text:p>
          </table:table-cell>
        </table:table-row>
        <table:table-row>
          <table:table-cell table:style-name="Tabla13.A3" office:value-type="string">
            <text:p text:style-name="P47"/>
          </table:table-cell>
          <table:table-cell table:style-name="Tabla13.B3" office:value-type="string">
            <text:p text:style-name="P47"/>
          </table:table-cell>
          <table:table-cell table:style-name="Tabla13.C3" office:value-type="string">
            <text:p text:style-name="P47"/>
          </table:table-cell>
          <table:table-cell table:style-name="Tabla13.D3" office:value-type="string">
            <text:p text:style-name="P29"/>
          </table:table-cell>
          <table:table-cell table:style-name="Tabla13.E3" office:value-type="string">
            <text:p text:style-name="P83">→</text:p>
          </table:table-cell>
          <table:table-cell table:style-name="Tabla13.F3" office:value-type="string">
            <text:p text:style-name="P29"/>
          </table:table-cell>
          <table:table-cell table:style-name="Tabla13.G3" office:value-type="string">
            <text:p text:style-name="P47"/>
          </table:table-cell>
          <table:table-cell table:style-name="Tabla13.H3" office:value-type="string">
            <text:p text:style-name="P51"/>
          </table:table-cell>
          <table:table-cell table:style-name="Tabla13.I3" office:value-type="string">
            <text:p text:style-name="P29"/>
          </table:table-cell>
        </table:table-row>
        <table:table-row>
          <table:table-cell table:style-name="Tabla13.A3" office:value-type="string">
            <text:p text:style-name="P47"/>
          </table:table-cell>
          <table:table-cell table:style-name="Tabla13.B4" office:value-type="string">
            <text:p text:style-name="P47"/>
          </table:table-cell>
          <table:table-cell table:style-name="Tabla13.C4" office:value-type="string">
            <text:p text:style-name="P29"/>
          </table:table-cell>
          <table:table-cell table:style-name="Tabla13.D4" office:value-type="string">
            <text:p text:style-name="P49"/>
          </table:table-cell>
          <table:table-cell table:style-name="Tabla13.E4" office:value-type="string">
            <text:p text:style-name="P83">→</text:p>
          </table:table-cell>
          <table:table-cell table:style-name="Tabla13.F4" office:value-type="string">
            <text:p text:style-name="P49"/>
          </table:table-cell>
          <table:table-cell table:style-name="Tabla13.G4" office:value-type="string">
            <text:p text:style-name="P47"/>
          </table:table-cell>
          <table:table-cell table:style-name="Tabla13.H4" office:value-type="string">
            <text:p text:style-name="P29"/>
          </table:table-cell>
          <table:table-cell table:style-name="Tabla13.I4" office:value-type="string">
            <text:p text:style-name="P29"/>
          </table:table-cell>
        </table:table-row>
        <table:table-row>
          <table:table-cell table:style-name="Tabla13.A5" office:value-type="string">
            <text:p text:style-name="P47"/>
          </table:table-cell>
          <table:table-cell table:style-name="Tabla13.B5" office:value-type="string">
            <text:p text:style-name="P47"/>
          </table:table-cell>
          <table:table-cell table:style-name="Tabla13.C5" office:value-type="string">
            <text:p text:style-name="P29"/>
          </table:table-cell>
          <table:table-cell table:style-name="Tabla13.D5" office:value-type="string">
            <text:p text:style-name="P53"/>
          </table:table-cell>
          <table:table-cell table:style-name="Tabla13.E5" office:value-type="string">
            <text:p text:style-name="P83">→</text:p>
          </table:table-cell>
          <table:table-cell table:style-name="Tabla13.F5" office:value-type="string">
            <text:p text:style-name="P83"/>
          </table:table-cell>
          <table:table-cell table:style-name="Tabla13.G5" office:value-type="string">
            <text:p text:style-name="P47"/>
          </table:table-cell>
          <table:table-cell table:style-name="Tabla13.H5" office:value-type="string">
            <text:p text:style-name="P29"/>
          </table:table-cell>
          <table:table-cell table:style-name="Tabla13.I5" office:value-type="string">
            <text:p text:style-name="P47"/>
          </table:table-cell>
        </table:table-row>
      </table:table>
      <text:p text:style-name="P80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column table:style-name="Tabla14.F"/>
        <table:table-row table:style-name="Tabla14.1">
          <table:table-cell table:style-name="Tabla14.A1" table:number-rows-spanned="2" office:value-type="string">
            <text:p text:style-name="P10">Relación</text:p>
          </table:table-cell>
          <table:table-cell table:style-name="Tabla14.A1" table:number-columns-spanned="4" office:value-type="string">
            <text:p text:style-name="P12">Forma Normal que cumple</text:p>
          </table:table-cell>
          <table:covered-table-cell/>
          <table:covered-table-cell/>
          <table:covered-table-cell/>
          <table:table-cell table:style-name="Tabla14.F1" table:number-rows-spanned="2" office:value-type="string">
            <text:p text:style-name="P12">Relación en FNBC</text:p>
          </table:table-cell>
        </table:table-row>
        <table:table-row table:style-name="Tabla14.1">
          <table:covered-table-cell table:style-name="Tabla14.A1"/>
          <table:table-cell table:style-name="Tabla14.B2" office:value-type="string">
            <text:p text:style-name="P10">1FN</text:p>
            <text:p text:style-name="P14">DF</text:p>
          </table:table-cell>
          <table:table-cell table:style-name="Tabla14.B2" office:value-type="string">
            <text:p text:style-name="P10">2FN <text:span text:style-name="T7">DFC</text:span></text:p>
          </table:table-cell>
          <table:table-cell table:style-name="Tabla14.B2" office:value-type="string">
            <text:p text:style-name="P10">3FN <text:span text:style-name="T7">DFTNP</text:span></text:p>
          </table:table-cell>
          <table:table-cell table:style-name="Tabla14.B2" office:value-type="string">
            <text:p text:style-name="P10">FNBC</text:p>
            <text:p text:style-name="P14">DFTP</text:p>
          </table:table-cell>
          <table:covered-table-cell table:style-name="Tabla14.F1"/>
        </table:table-row>
        <table:table-row>
          <table:table-cell table:style-name="Tabla14.A3" office:value-type="string">
            <text:p text:style-name="P55"/>
          </table:table-cell>
          <table:table-cell table:style-name="Tabla14.B3" office:value-type="string">
            <text:p text:style-name="P57"/>
          </table:table-cell>
          <table:table-cell table:style-name="Tabla14.C3" office:value-type="string">
            <text:p text:style-name="P57"/>
          </table:table-cell>
          <table:table-cell table:style-name="Tabla14.D3" office:value-type="string">
            <text:p text:style-name="P57"/>
          </table:table-cell>
          <table:table-cell table:style-name="Tabla14.E3" office:value-type="string">
            <text:p text:style-name="P57"/>
          </table:table-cell>
          <table:table-cell table:style-name="Tabla14.F3" office:value-type="string">
            <text:p text:style-name="P59"/>
          </table:table-cell>
        </table:table-row>
        <table:table-row>
          <table:table-cell table:style-name="Tabla14.A3" office:value-type="string">
            <text:p text:style-name="P55"/>
          </table:table-cell>
          <table:table-cell table:style-name="Tabla14.B4" office:value-type="string">
            <text:p text:style-name="P57"/>
          </table:table-cell>
          <table:table-cell table:style-name="Tabla14.C4" office:value-type="string">
            <text:p text:style-name="P57"/>
          </table:table-cell>
          <table:table-cell table:style-name="Tabla14.D4" office:value-type="string">
            <text:p text:style-name="P57"/>
          </table:table-cell>
          <table:table-cell table:style-name="Tabla14.E4" office:value-type="string">
            <text:p text:style-name="P57"/>
          </table:table-cell>
          <table:table-cell table:style-name="Tabla14.F4" office:value-type="string">
            <text:p text:style-name="P61"/>
          </table:table-cell>
        </table:table-row>
        <table:table-row>
          <table:table-cell table:style-name="Tabla14.A5" office:value-type="string">
            <text:p text:style-name="P55"/>
          </table:table-cell>
          <table:table-cell table:style-name="Tabla14.B5" office:value-type="string">
            <text:p text:style-name="P57"/>
          </table:table-cell>
          <table:table-cell table:style-name="Tabla14.C5" office:value-type="string">
            <text:p text:style-name="P57"/>
          </table:table-cell>
          <table:table-cell table:style-name="Tabla14.D5" office:value-type="string">
            <text:p text:style-name="P57"/>
          </table:table-cell>
          <table:table-cell table:style-name="Tabla14.E5" office:value-type="string">
            <text:p text:style-name="P57"/>
          </table:table-cell>
          <table:table-cell table:style-name="Tabla14.F5" office:value-type="string">
            <text:p text:style-name="P63"/>
          </table:table-cell>
        </table:table-row>
      </table:table>
      <text:p text:style-name="P84"/>
      <text:p text:style-name="P7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9T19:55:20.742000000</meta:creation-date>
    <dc:date>2023-11-08T18:37:17.812000000</dc:date>
    <meta:editing-duration>PT2H50M46S</meta:editing-duration>
    <meta:editing-cycles>58</meta:editing-cycles>
    <meta:generator>LibreOffice/7.5.3.2$Windows_X86_64 LibreOffice_project/9f56dff12ba03b9acd7730a5a481eea045e468f3</meta:generator>
    <meta:document-statistic meta:table-count="19" meta:image-count="0" meta:object-count="0" meta:page-count="7" meta:paragraph-count="144" meta:word-count="333" meta:character-count="2051" meta:non-whitespace-character-count="1868"/>
  </office:meta>
</office:document-meta>
</file>